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0.840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78in"/>
    </style:style>
    <style:style style:name="co5" style:family="table-column">
      <style:table-column-properties fo:break-before="auto" style:column-width="1.3409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0.7528in"/>
    </style:style>
    <style:style style:name="co10" style:family="table-column">
      <style:table-column-properties fo:break-before="auto" style:column-width="0.6661in"/>
    </style:style>
    <style:style style:name="co11" style:family="table-column">
      <style:table-column-properties fo:break-before="auto" style:column-width="1.0035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0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>
            <text:p>Time (sec)</text:p>
          </table:table-cell>
          <table:table-cell office:value-type="string">
            <text:p>bytes_out_javadav</text:p>
          </table:table-cell>
          <table:table-cell office:value-type="string">
            <text:p>bytes_in_javadav</text:p>
          </table:table-cell>
          <table:table-cell office:value-type="string">
            <text:p>bytes_total_javadav</text:p>
          </table:table-cell>
          <table:table-cell office:value-type="string">
            <text:p>bytes_out_dav</text:p>
          </table:table-cell>
          <table:table-cell office:value-type="string">
            <text:p>bytes_in_dav</text:p>
          </table:table-cell>
          <table:table-cell office:value-type="string">
            <text:p>bytes_total_dav</text:p>
          </table:table-cell>
          <table:table-cell office:value-type="string">
            <text:p>bytes_out_ftp</text:p>
          </table:table-cell>
          <table:table-cell office:value-type="string">
            <text:p>bytes_in_ftp</text:p>
          </table:table-cell>
          <table:table-cell office:value-type="string">
            <text:p>bytes_total_ftp</text:p>
          </table:table-cell>
          <table:table-cell office:value-type="string">
            <text:p>bytes_out_lob</text:p>
          </table:table-cell>
          <table:table-cell office:value-type="string">
            <text:p>bytes_in_lob</text:p>
          </table:table-cell>
          <table:table-cell office:value-type="string">
            <text:p>bytes_total_lob</text:p>
          </table:table-cell>
          <table:table-cell table:number-columns-repeated="3"/>
        </table:table-row>
        <table:table-row table:style-name="ro2">
          <table:table-cell office:value-type="float" office:value="-1">
            <text:p>-1</text:p>
          </table:table-cell>
          <table:table-cell table:number-columns-repeated="1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-1">
            <text:p>-1</text:p>
          </table:table-cell>
          <table:table-cell table:number-columns-repeated="2" office:value-type="float" office:value="509.8">
            <text:p>509.8</text:p>
          </table:table-cell>
          <table:table-cell office:value-type="float" office:value="1019.61">
            <text:p>1019.61</text:p>
          </table:table-cell>
          <table:table-cell table:number-columns-repeated="2" office:value-type="float" office:value="7843.14">
            <text:p>7843.14</text:p>
          </table:table-cell>
          <table:table-cell office:value-type="float" office:value="15686.27">
            <text:p>15686.27</text:p>
          </table:table-cell>
          <table:table-cell table:number-columns-repeated="2" office:value-type="float" office:value="509.8">
            <text:p>509.8</text:p>
          </table:table-cell>
          <table:table-cell office:value-type="float" office:value="1019.61">
            <text:p>1019.61</text:p>
          </table:table-cell>
          <table:table-cell table:number-columns-repeated="2" office:value-type="float" office:value="2330.1">
            <text:p>2330.1</text:p>
          </table:table-cell>
          <table:table-cell office:value-type="float" office:value="4660.19">
            <text:p>4660.19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2" office:value-type="float" office:value="7407.41">
            <text:p>7407.41</text:p>
          </table:table-cell>
          <table:table-cell office:value-type="float" office:value="14814.81">
            <text:p>14814.81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8281.55">
            <text:p>18281.55</text:p>
          </table:table-cell>
          <table:table-cell office:value-type="float" office:value="36563.11">
            <text:p>36563.1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888.89">
            <text:p>7888.89</text:p>
          </table:table-cell>
          <table:table-cell office:value-type="float" office:value="15777.78">
            <text:p>15777.78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49163.46">
            <text:p>49163.46</text:p>
          </table:table-cell>
          <table:table-cell office:value-type="float" office:value="98326.93">
            <text:p>98326.9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962.62">
            <text:p>7962.62</text:p>
          </table:table-cell>
          <table:table-cell office:value-type="float" office:value="15925.23">
            <text:p>15925.23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114.29">
            <text:p>8114.29</text:p>
          </table:table-cell>
          <table:table-cell office:value-type="float" office:value="16228.57">
            <text:p>16228.57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2" office:value-type="float" office:value="17776.7">
            <text:p>17776.7</text:p>
          </table:table-cell>
          <table:table-cell office:value-type="float" office:value="35553.4">
            <text:p>35553.4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067.31">
            <text:p>15067.31</text:p>
          </table:table-cell>
          <table:table-cell office:value-type="float" office:value="30134.62">
            <text:p>30134.62</text:p>
          </table:table-cell>
          <table:table-cell table:number-columns-repeated="2" office:value-type="float" office:value="100281.55">
            <text:p>100281.55</text:p>
          </table:table-cell>
          <table:table-cell office:value-type="float" office:value="200563.11">
            <text:p>200563.1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20314.29">
            <text:p>20314.29</text:p>
          </table:table-cell>
          <table:table-cell office:value-type="float" office:value="40628.57">
            <text:p>40628.57</text:p>
          </table:table-cell>
          <table:table-cell table:number-columns-repeated="2" office:value-type="float" office:value="15922.33">
            <text:p>15922.33</text:p>
          </table:table-cell>
          <table:table-cell office:value-type="float" office:value="31844.66">
            <text:p>31844.66</text:p>
          </table:table-cell>
          <table:table-cell table:number-columns-repeated="2" office:value-type="float" office:value="62919216">
            <text:p>62919216</text:p>
          </table:table-cell>
          <table:table-cell office:value-type="float" office:value="125838432">
            <text:p>12583843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2" office:value-type="float" office:value="22184.47">
            <text:p>22184.47</text:p>
          </table:table-cell>
          <table:table-cell office:value-type="float" office:value="44368.93">
            <text:p>44368.93</text:p>
          </table:table-cell>
          <table:table-cell table:number-columns-repeated="2" office:value-type="float" office:value="239213248">
            <text:p>239213248</text:p>
          </table:table-cell>
          <table:table-cell office:value-type="float" office:value="478426496">
            <text:p>478426496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225230.75">
            <text:p>2225230.75</text:p>
          </table:table-cell>
          <table:table-cell office:value-type="float" office:value="4450461.5">
            <text:p>4450461.5</text:p>
          </table:table-cell>
          <table:table-cell table:number-columns-repeated="2" office:value-type="float" office:value="225869600">
            <text:p>225869600</text:p>
          </table:table-cell>
          <table:table-cell office:value-type="float" office:value="451739200">
            <text:p>451739200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26298.08">
            <text:p>26298.08</text:p>
          </table:table-cell>
          <table:table-cell office:value-type="float" office:value="52596.16">
            <text:p>52596.16</text:p>
          </table:table-cell>
          <table:table-cell table:number-columns-repeated="2" office:value-type="float" office:value="9793437">
            <text:p>9793437</text:p>
          </table:table-cell>
          <table:table-cell office:value-type="float" office:value="19586874">
            <text:p>19586874</text:p>
          </table:table-cell>
          <table:table-cell table:number-columns-repeated="2" office:value-type="float" office:value="224340624">
            <text:p>224340624</text:p>
          </table:table-cell>
          <table:table-cell office:value-type="float" office:value="448681248">
            <text:p>448681248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503733">
            <text:p>16503733</text:p>
          </table:table-cell>
          <table:table-cell office:value-type="float" office:value="33007466">
            <text:p>33007466</text:p>
          </table:table-cell>
          <table:table-cell table:number-columns-repeated="2" office:value-type="float" office:value="79427272">
            <text:p>79427272</text:p>
          </table:table-cell>
          <table:table-cell office:value-type="float" office:value="158854544">
            <text:p>158854544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442314.75">
            <text:p>1442314.75</text:p>
          </table:table-cell>
          <table:table-cell office:value-type="float" office:value="2884629.5">
            <text:p>2884629.5</text:p>
          </table:table-cell>
          <table:table-cell table:number-columns-repeated="2" office:value-type="float" office:value="143674896">
            <text:p>143674896</text:p>
          </table:table-cell>
          <table:table-cell office:value-type="float" office:value="287349792">
            <text:p>287349792</text:p>
          </table:table-cell>
          <table:table-cell table:number-columns-repeated="2" office:value-type="float" office:value="109181752">
            <text:p>109181752</text:p>
          </table:table-cell>
          <table:table-cell office:value-type="float" office:value="218363504">
            <text:p>218363504</text:p>
          </table:table-cell>
          <table:table-cell table:number-columns-repeated="2" office:value-type="float" office:value="50145.63">
            <text:p>50145.63</text:p>
          </table:table-cell>
          <table:table-cell office:value-type="float" office:value="100291.27">
            <text:p>100291.27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12075392">
            <text:p>112075392</text:p>
          </table:table-cell>
          <table:table-cell office:value-type="float" office:value="224150784">
            <text:p>224150784</text:p>
          </table:table-cell>
          <table:table-cell table:number-columns-repeated="2" office:value-type="float" office:value="235729152">
            <text:p>235729152</text:p>
          </table:table-cell>
          <table:table-cell office:value-type="float" office:value="471458304">
            <text:p>471458304</text:p>
          </table:table-cell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2" office:value-type="float" office:value="1807.69">
            <text:p>1807.69</text:p>
          </table:table-cell>
          <table:table-cell office:value-type="float" office:value="3615.38">
            <text:p>3615.38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67494368">
            <text:p>167494368</text:p>
          </table:table-cell>
          <table:table-cell office:value-type="float" office:value="334988736">
            <text:p>33498873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5175392">
            <text:p>35175392</text:p>
          </table:table-cell>
          <table:table-cell office:value-type="float" office:value="70350784">
            <text:p>70350784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75616528">
            <text:p>175616528</text:p>
          </table:table-cell>
          <table:table-cell office:value-type="float" office:value="351233056">
            <text:p>35123305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9298064">
            <text:p>129298064</text:p>
          </table:table-cell>
          <table:table-cell office:value-type="float" office:value="258596128">
            <text:p>258596128</text:p>
          </table:table-cell>
          <table:table-cell table:number-columns-repeated="2" office:value-type="float" office:value="7272.73">
            <text:p>7272.73</text:p>
          </table:table-cell>
          <table:table-cell office:value-type="float" office:value="14545.45">
            <text:p>14545.45</text:p>
          </table:table-cell>
          <table:table-cell table:number-columns-repeated="2" office:value-type="float" office:value="190306240">
            <text:p>190306240</text:p>
          </table:table-cell>
          <table:table-cell office:value-type="float" office:value="380612480">
            <text:p>380612480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50688608">
            <text:p>150688608</text:p>
          </table:table-cell>
          <table:table-cell office:value-type="float" office:value="301377216">
            <text:p>301377216</text:p>
          </table:table-cell>
          <table:table-cell table:number-columns-repeated="2" office:value-type="float" office:value="38654.55">
            <text:p>38654.55</text:p>
          </table:table-cell>
          <table:table-cell office:value-type="float" office:value="77309.09">
            <text:p>77309.09</text:p>
          </table:table-cell>
          <table:table-cell table:number-columns-repeated="2" office:value-type="float" office:value="206266240">
            <text:p>206266240</text:p>
          </table:table-cell>
          <table:table-cell office:value-type="float" office:value="412532480">
            <text:p>412532480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87315744">
            <text:p>187315744</text:p>
          </table:table-cell>
          <table:table-cell office:value-type="float" office:value="374631488">
            <text:p>374631488</text:p>
          </table:table-cell>
          <table:table-cell table:number-columns-repeated="2" office:value-type="float" office:value="17657586">
            <text:p>17657586</text:p>
          </table:table-cell>
          <table:table-cell office:value-type="float" office:value="35315172">
            <text:p>35315172</text:p>
          </table:table-cell>
          <table:table-cell table:number-columns-repeated="2" office:value-type="float" office:value="208421648">
            <text:p>208421648</text:p>
          </table:table-cell>
          <table:table-cell office:value-type="float" office:value="416843296">
            <text:p>416843296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12557640">
            <text:p>112557640</text:p>
          </table:table-cell>
          <table:table-cell office:value-type="float" office:value="225115280">
            <text:p>225115280</text:p>
          </table:table-cell>
          <table:table-cell table:number-columns-repeated="2" office:value-type="float" office:value="69561984">
            <text:p>69561984</text:p>
          </table:table-cell>
          <table:table-cell office:value-type="float" office:value="139123968">
            <text:p>139123968</text:p>
          </table:table-cell>
          <table:table-cell table:number-columns-repeated="2" office:value-type="float" office:value="34253000">
            <text:p>34253000</text:p>
          </table:table-cell>
          <table:table-cell office:value-type="float" office:value="68506000">
            <text:p>68506000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3521962">
            <text:p>13521962</text:p>
          </table:table-cell>
          <table:table-cell office:value-type="float" office:value="27043924">
            <text:p>27043924</text:p>
          </table:table-cell>
          <table:table-cell table:number-columns-repeated="2" office:value-type="float" office:value="50866200">
            <text:p>50866200</text:p>
          </table:table-cell>
          <table:table-cell office:value-type="float" office:value="101732400">
            <text:p>101732400</text:p>
          </table:table-cell>
          <table:table-cell table:number-columns-repeated="2" office:value-type="float" office:value="213076208">
            <text:p>213076208</text:p>
          </table:table-cell>
          <table:table-cell office:value-type="float" office:value="426152416">
            <text:p>426152416</text:p>
          </table:table-cell>
          <table:table-cell table:number-columns-repeated="2" office:value-type="float" office:value="31893.21">
            <text:p>31893.21</text:p>
          </table:table-cell>
          <table:table-cell office:value-type="float" office:value="63786.41">
            <text:p>63786.4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8957244">
            <text:p>18957244</text:p>
          </table:table-cell>
          <table:table-cell office:value-type="float" office:value="37914488">
            <text:p>37914488</text:p>
          </table:table-cell>
          <table:table-cell table:number-columns-repeated="2" office:value-type="float" office:value="37976952">
            <text:p>37976952</text:p>
          </table:table-cell>
          <table:table-cell office:value-type="float" office:value="75953904">
            <text:p>75953904</text:p>
          </table:table-cell>
          <table:table-cell table:number-columns-repeated="2" office:value-type="float" office:value="217816048">
            <text:p>217816048</text:p>
          </table:table-cell>
          <table:table-cell office:value-type="float" office:value="435632096">
            <text:p>435632096</text:p>
          </table:table-cell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66688888">
            <text:p>66688888</text:p>
          </table:table-cell>
          <table:table-cell office:value-type="float" office:value="133377776">
            <text:p>133377776</text:p>
          </table:table-cell>
          <table:table-cell table:number-columns-repeated="2" office:value-type="float" office:value="3995378.75">
            <text:p>3995378.75</text:p>
          </table:table-cell>
          <table:table-cell office:value-type="float" office:value="7990757.5">
            <text:p>7990757.5</text:p>
          </table:table-cell>
          <table:table-cell table:number-columns-repeated="2" office:value-type="float" office:value="94398656">
            <text:p>94398656</text:p>
          </table:table-cell>
          <table:table-cell office:value-type="float" office:value="188797312">
            <text:p>18879731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60237232">
            <text:p>60237232</text:p>
          </table:table-cell>
          <table:table-cell office:value-type="float" office:value="120474464">
            <text:p>120474464</text:p>
          </table:table-cell>
          <table:table-cell table:number-columns-repeated="2" office:value-type="float" office:value="42975696">
            <text:p>42975696</text:p>
          </table:table-cell>
          <table:table-cell office:value-type="float" office:value="85951392">
            <text:p>85951392</text:p>
          </table:table-cell>
          <table:table-cell table:number-columns-repeated="2" office:value-type="float" office:value="214827824">
            <text:p>214827824</text:p>
          </table:table-cell>
          <table:table-cell office:value-type="float" office:value="429655648">
            <text:p>429655648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552311">
            <text:p>5552311</text:p>
          </table:table-cell>
          <table:table-cell office:value-type="float" office:value="11104622">
            <text:p>11104622</text:p>
          </table:table-cell>
          <table:table-cell table:number-columns-repeated="2" office:value-type="float" office:value="1248708.75">
            <text:p>1248708.75</text:p>
          </table:table-cell>
          <table:table-cell office:value-type="float" office:value="2497417.5">
            <text:p>2497417.5</text:p>
          </table:table-cell>
          <table:table-cell table:number-columns-repeated="2" office:value-type="float" office:value="203721936">
            <text:p>203721936</text:p>
          </table:table-cell>
          <table:table-cell office:value-type="float" office:value="407443872">
            <text:p>407443872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65332048">
            <text:p>165332048</text:p>
          </table:table-cell>
          <table:table-cell office:value-type="float" office:value="330664096">
            <text:p>330664096</text:p>
          </table:table-cell>
          <table:table-cell table:number-columns-repeated="2" office:value-type="float" office:value="43009580">
            <text:p>43009580</text:p>
          </table:table-cell>
          <table:table-cell office:value-type="float" office:value="86019160">
            <text:p>86019160</text:p>
          </table:table-cell>
          <table:table-cell table:number-columns-repeated="2" office:value-type="float" office:value="214992592">
            <text:p>214992592</text:p>
          </table:table-cell>
          <table:table-cell office:value-type="float" office:value="429985184">
            <text:p>429985184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84754112">
            <text:p>184754112</text:p>
          </table:table-cell>
          <table:table-cell office:value-type="float" office:value="369508224">
            <text:p>369508224</text:p>
          </table:table-cell>
          <table:table-cell table:number-columns-repeated="2" office:value-type="float" office:value="7386280.5">
            <text:p>7386280.5</text:p>
          </table:table-cell>
          <table:table-cell office:value-type="float" office:value="14772561">
            <text:p>14772561</text:p>
          </table:table-cell>
          <table:table-cell table:number-columns-repeated="2" office:value-type="float" office:value="87830312">
            <text:p>87830312</text:p>
          </table:table-cell>
          <table:table-cell office:value-type="float" office:value="175660624">
            <text:p>175660624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02069672">
            <text:p>102069672</text:p>
          </table:table-cell>
          <table:table-cell office:value-type="float" office:value="204139344">
            <text:p>204139344</text:p>
          </table:table-cell>
          <table:table-cell table:number-columns-repeated="2" office:value-type="float" office:value="94081848">
            <text:p>94081848</text:p>
          </table:table-cell>
          <table:table-cell office:value-type="float" office:value="188163696">
            <text:p>188163696</text:p>
          </table:table-cell>
          <table:table-cell table:number-columns-repeated="2" office:value-type="float" office:value="198984832">
            <text:p>198984832</text:p>
          </table:table-cell>
          <table:table-cell office:value-type="float" office:value="397969664">
            <text:p>397969664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8284272">
            <text:p>8284272</text:p>
          </table:table-cell>
          <table:table-cell office:value-type="float" office:value="16568544">
            <text:p>16568544</text:p>
          </table:table-cell>
          <table:table-cell table:number-columns-repeated="2" office:value-type="float" office:value="728116.56">
            <text:p>728116.56</text:p>
          </table:table-cell>
          <table:table-cell office:value-type="float" office:value="1456233.12">
            <text:p>1456233.12</text:p>
          </table:table-cell>
          <table:table-cell table:number-columns-repeated="2" office:value-type="float" office:value="125721472">
            <text:p>125721472</text:p>
          </table:table-cell>
          <table:table-cell office:value-type="float" office:value="251442944">
            <text:p>251442944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0186444">
            <text:p>40186444</text:p>
          </table:table-cell>
          <table:table-cell office:value-type="float" office:value="80372888">
            <text:p>80372888</text:p>
          </table:table-cell>
          <table:table-cell table:number-columns-repeated="2" office:value-type="float" office:value="1858577">
            <text:p>1858577</text:p>
          </table:table-cell>
          <table:table-cell office:value-type="float" office:value="3717154">
            <text:p>3717154</text:p>
          </table:table-cell>
          <table:table-cell table:number-columns-repeated="2" office:value-type="float" office:value="200905760">
            <text:p>200905760</text:p>
          </table:table-cell>
          <table:table-cell office:value-type="float" office:value="401811520">
            <text:p>401811520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30759496">
            <text:p>30759496</text:p>
          </table:table-cell>
          <table:table-cell office:value-type="float" office:value="61518992">
            <text:p>61518992</text:p>
          </table:table-cell>
          <table:table-cell table:number-columns-repeated="2" office:value-type="float" office:value="4935504.5">
            <text:p>4935504.5</text:p>
          </table:table-cell>
          <table:table-cell office:value-type="float" office:value="9871009">
            <text:p>9871009</text:p>
          </table:table-cell>
          <table:table-cell table:number-columns-repeated="2" office:value-type="float" office:value="214344480">
            <text:p>214344480</text:p>
          </table:table-cell>
          <table:table-cell office:value-type="float" office:value="428688960">
            <text:p>428688960</text:p>
          </table:table-cell>
          <table:table-cell table:number-columns-repeated="2" office:value-type="float" office:value="22223.3">
            <text:p>22223.3</text:p>
          </table:table-cell>
          <table:table-cell office:value-type="float" office:value="44446.61">
            <text:p>44446.6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6758434">
            <text:p>26758434</text:p>
          </table:table-cell>
          <table:table-cell office:value-type="float" office:value="53516868">
            <text:p>53516868</text:p>
          </table:table-cell>
          <table:table-cell table:number-columns-repeated="2" office:value-type="float" office:value="70946376">
            <text:p>70946376</text:p>
          </table:table-cell>
          <table:table-cell office:value-type="float" office:value="141892752">
            <text:p>141892752</text:p>
          </table:table-cell>
          <table:table-cell table:number-columns-repeated="2" office:value-type="float" office:value="204653024">
            <text:p>204653024</text:p>
          </table:table-cell>
          <table:table-cell office:value-type="float" office:value="409306048">
            <text:p>409306048</text:p>
          </table:table-cell>
          <table:table-cell table:number-columns-repeated="2" office:value-type="float" office:value="8776.7">
            <text:p>8776.7</text:p>
          </table:table-cell>
          <table:table-cell office:value-type="float" office:value="17553.4">
            <text:p>17553.4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5226116">
            <text:p>25226116</text:p>
          </table:table-cell>
          <table:table-cell office:value-type="float" office:value="50452232">
            <text:p>50452232</text:p>
          </table:table-cell>
          <table:table-cell table:number-columns-repeated="2" office:value-type="float" office:value="2764310.75">
            <text:p>2764310.75</text:p>
          </table:table-cell>
          <table:table-cell office:value-type="float" office:value="5528621.5">
            <text:p>5528621.5</text:p>
          </table:table-cell>
          <table:table-cell table:number-columns-repeated="2" office:value-type="float" office:value="170490496">
            <text:p>170490496</text:p>
          </table:table-cell>
          <table:table-cell office:value-type="float" office:value="340980992">
            <text:p>340980992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36145616">
            <text:p>36145616</text:p>
          </table:table-cell>
          <table:table-cell office:value-type="float" office:value="72291232">
            <text:p>72291232</text:p>
          </table:table-cell>
          <table:table-cell table:number-columns-repeated="2" office:value-type="float" office:value="67595224">
            <text:p>67595224</text:p>
          </table:table-cell>
          <table:table-cell office:value-type="float" office:value="135190448">
            <text:p>135190448</text:p>
          </table:table-cell>
          <table:table-cell table:number-columns-repeated="2" office:value-type="float" office:value="97515736">
            <text:p>97515736</text:p>
          </table:table-cell>
          <table:table-cell office:value-type="float" office:value="195031472">
            <text:p>195031472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4590176">
            <text:p>24590176</text:p>
          </table:table-cell>
          <table:table-cell office:value-type="float" office:value="49180352">
            <text:p>49180352</text:p>
          </table:table-cell>
          <table:table-cell table:number-columns-repeated="2" office:value-type="float" office:value="2554679.75">
            <text:p>2554679.75</text:p>
          </table:table-cell>
          <table:table-cell office:value-type="float" office:value="5109359.5">
            <text:p>5109359.5</text:p>
          </table:table-cell>
          <table:table-cell table:number-columns-repeated="2" office:value-type="float" office:value="203778880">
            <text:p>203778880</text:p>
          </table:table-cell>
          <table:table-cell office:value-type="float" office:value="407557760">
            <text:p>407557760</text:p>
          </table:table-cell>
          <table:table-cell table:number-columns-repeated="2" office:value-type="float" office:value="59999852">
            <text:p>59999852</text:p>
          </table:table-cell>
          <table:table-cell office:value-type="float" office:value="119999704">
            <text:p>119999704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30471116">
            <text:p>30471116</text:p>
          </table:table-cell>
          <table:table-cell office:value-type="float" office:value="60942232">
            <text:p>60942232</text:p>
          </table:table-cell>
          <table:table-cell table:number-columns-repeated="2" office:value-type="float" office:value="125906656">
            <text:p>125906656</text:p>
          </table:table-cell>
          <table:table-cell office:value-type="float" office:value="251813312">
            <text:p>251813312</text:p>
          </table:table-cell>
          <table:table-cell table:number-columns-repeated="2" office:value-type="float" office:value="205949664">
            <text:p>205949664</text:p>
          </table:table-cell>
          <table:table-cell office:value-type="float" office:value="411899328">
            <text:p>411899328</text:p>
          </table:table-cell>
          <table:table-cell table:number-columns-repeated="2" office:value-type="float" office:value="215576384">
            <text:p>215576384</text:p>
          </table:table-cell>
          <table:table-cell office:value-type="float" office:value="431152768">
            <text:p>43115276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1382424">
            <text:p>21382424</text:p>
          </table:table-cell>
          <table:table-cell office:value-type="float" office:value="42764848">
            <text:p>42764848</text:p>
          </table:table-cell>
          <table:table-cell table:number-columns-repeated="2" office:value-type="float" office:value="5113903">
            <text:p>5113903</text:p>
          </table:table-cell>
          <table:table-cell office:value-type="float" office:value="10227806">
            <text:p>10227806</text:p>
          </table:table-cell>
          <table:table-cell table:number-columns-repeated="2" office:value-type="float" office:value="177207808">
            <text:p>177207808</text:p>
          </table:table-cell>
          <table:table-cell office:value-type="float" office:value="354415616">
            <text:p>354415616</text:p>
          </table:table-cell>
          <table:table-cell table:number-columns-repeated="2" office:value-type="float" office:value="267272512">
            <text:p>267272512</text:p>
          </table:table-cell>
          <table:table-cell office:value-type="float" office:value="534545024">
            <text:p>53454502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2876117">
            <text:p>12876117</text:p>
          </table:table-cell>
          <table:table-cell office:value-type="float" office:value="25752234">
            <text:p>257522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323696">
            <text:p>158323696</text:p>
          </table:table-cell>
          <table:table-cell office:value-type="float" office:value="316647392">
            <text:p>316647392</text:p>
          </table:table-cell>
          <table:table-cell table:number-columns-repeated="2" office:value-type="float" office:value="194663296">
            <text:p>194663296</text:p>
          </table:table-cell>
          <table:table-cell office:value-type="float" office:value="389326592">
            <text:p>38932659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38230848">
            <text:p>38230848</text:p>
          </table:table-cell>
          <table:table-cell office:value-type="float" office:value="76461696">
            <text:p>76461696</text:p>
          </table:table-cell>
          <table:table-cell table:number-columns-repeated="2" office:value-type="float" office:value="69552776">
            <text:p>69552776</text:p>
          </table:table-cell>
          <table:table-cell office:value-type="float" office:value="139105552">
            <text:p>139105552</text:p>
          </table:table-cell>
          <table:table-cell table:number-columns-repeated="2" office:value-type="float" office:value="156643696">
            <text:p>156643696</text:p>
          </table:table-cell>
          <table:table-cell office:value-type="float" office:value="313287392">
            <text:p>313287392</text:p>
          </table:table-cell>
          <table:table-cell table:number-columns-repeated="2" office:value-type="float" office:value="7537600">
            <text:p>7537600</text:p>
          </table:table-cell>
          <table:table-cell office:value-type="float" office:value="15075200">
            <text:p>1507520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3010992">
            <text:p>23010992</text:p>
          </table:table-cell>
          <table:table-cell office:value-type="float" office:value="46021984">
            <text:p>46021984</text:p>
          </table:table-cell>
          <table:table-cell table:number-columns-repeated="2" office:value-type="float" office:value="5389000">
            <text:p>5389000</text:p>
          </table:table-cell>
          <table:table-cell office:value-type="float" office:value="10778000">
            <text:p>10778000</text:p>
          </table:table-cell>
          <table:table-cell table:number-columns-repeated="2" office:value-type="float" office:value="60880272">
            <text:p>60880272</text:p>
          </table:table-cell>
          <table:table-cell office:value-type="float" office:value="121760544">
            <text:p>121760544</text:p>
          </table:table-cell>
          <table:table-cell table:number-columns-repeated="2" office:value-type="float" office:value="5416078">
            <text:p>5416078</text:p>
          </table:table-cell>
          <table:table-cell office:value-type="float" office:value="10832156">
            <text:p>1083215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112388.5">
            <text:p>5112388.5</text:p>
          </table:table-cell>
          <table:table-cell office:value-type="float" office:value="10224777">
            <text:p>10224777</text:p>
          </table:table-cell>
          <table:table-cell table:number-columns-repeated="2" office:value-type="float" office:value="131569968">
            <text:p>131569968</text:p>
          </table:table-cell>
          <table:table-cell office:value-type="float" office:value="263139936">
            <text:p>263139936</text:p>
          </table:table-cell>
          <table:table-cell table:number-columns-repeated="2" office:value-type="float" office:value="178165952">
            <text:p>178165952</text:p>
          </table:table-cell>
          <table:table-cell office:value-type="float" office:value="356331904">
            <text:p>356331904</text:p>
          </table:table-cell>
          <table:table-cell table:number-columns-repeated="2" office:value-type="float" office:value="4148980.75">
            <text:p>4148980.75</text:p>
          </table:table-cell>
          <table:table-cell office:value-type="float" office:value="8297961.5">
            <text:p>8297961.5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9873347">
            <text:p>9873347</text:p>
          </table:table-cell>
          <table:table-cell office:value-type="float" office:value="19746694">
            <text:p>19746694</text:p>
          </table:table-cell>
          <table:table-cell table:number-columns-repeated="2" office:value-type="float" office:value="98306416">
            <text:p>98306416</text:p>
          </table:table-cell>
          <table:table-cell office:value-type="float" office:value="196612832">
            <text:p>196612832</text:p>
          </table:table-cell>
          <table:table-cell table:number-columns-repeated="2" office:value-type="float" office:value="163619888">
            <text:p>163619888</text:p>
          </table:table-cell>
          <table:table-cell office:value-type="float" office:value="327239776">
            <text:p>327239776</text:p>
          </table:table-cell>
          <table:table-cell table:number-columns-repeated="2" office:value-type="float" office:value="168854.38">
            <text:p>168854.38</text:p>
          </table:table-cell>
          <table:table-cell office:value-type="float" office:value="337708.75">
            <text:p>337708.75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6717962">
            <text:p>26717962</text:p>
          </table:table-cell>
          <table:table-cell office:value-type="float" office:value="53435924">
            <text:p>53435924</text:p>
          </table:table-cell>
          <table:table-cell table:number-columns-repeated="2" office:value-type="float" office:value="66453092">
            <text:p>66453092</text:p>
          </table:table-cell>
          <table:table-cell office:value-type="float" office:value="132906184">
            <text:p>132906184</text:p>
          </table:table-cell>
          <table:table-cell table:number-columns-repeated="2" office:value-type="float" office:value="125570656">
            <text:p>125570656</text:p>
          </table:table-cell>
          <table:table-cell office:value-type="float" office:value="251141312">
            <text:p>251141312</text:p>
          </table:table-cell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0126000">
            <text:p>20126000</text:p>
          </table:table-cell>
          <table:table-cell office:value-type="float" office:value="40252000">
            <text:p>40252000</text:p>
          </table:table-cell>
          <table:table-cell table:number-columns-repeated="2" office:value-type="float" office:value="63439440">
            <text:p>63439440</text:p>
          </table:table-cell>
          <table:table-cell office:value-type="float" office:value="126878880">
            <text:p>126878880</text:p>
          </table:table-cell>
          <table:table-cell table:number-columns-repeated="2" office:value-type="float" office:value="207527360">
            <text:p>207527360</text:p>
          </table:table-cell>
          <table:table-cell office:value-type="float" office:value="415054720">
            <text:p>415054720</text:p>
          </table:table-cell>
          <table:table-cell table:number-columns-repeated="2" office:value-type="float" office:value="53708.74">
            <text:p>53708.74</text:p>
          </table:table-cell>
          <table:table-cell office:value-type="float" office:value="107417.48">
            <text:p>107417.4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45273032">
            <text:p>45273032</text:p>
          </table:table-cell>
          <table:table-cell office:value-type="float" office:value="90546064">
            <text:p>90546064</text:p>
          </table:table-cell>
          <table:table-cell table:number-columns-repeated="2" office:value-type="float" office:value="2156505">
            <text:p>2156505</text:p>
          </table:table-cell>
          <table:table-cell office:value-type="float" office:value="4313010">
            <text:p>4313010</text:p>
          </table:table-cell>
          <table:table-cell table:number-columns-repeated="2" office:value-type="float" office:value="87730840">
            <text:p>87730840</text:p>
          </table:table-cell>
          <table:table-cell office:value-type="float" office:value="175461680">
            <text:p>175461680</text:p>
          </table:table-cell>
          <table:table-cell table:number-columns-repeated="2" office:value-type="float" office:value="163239696">
            <text:p>163239696</text:p>
          </table:table-cell>
          <table:table-cell office:value-type="float" office:value="326479392">
            <text:p>32647939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31534486">
            <text:p>31534486</text:p>
          </table:table-cell>
          <table:table-cell office:value-type="float" office:value="63068972">
            <text:p>63068972</text:p>
          </table:table-cell>
          <table:table-cell table:number-columns-repeated="2" office:value-type="float" office:value="319650.5">
            <text:p>319650.5</text:p>
          </table:table-cell>
          <table:table-cell office:value-type="float" office:value="639301">
            <text:p>639301</text:p>
          </table:table-cell>
          <table:table-cell table:number-columns-repeated="2" office:value-type="float" office:value="199800432">
            <text:p>199800432</text:p>
          </table:table-cell>
          <table:table-cell office:value-type="float" office:value="399600864">
            <text:p>399600864</text:p>
          </table:table-cell>
          <table:table-cell table:number-columns-repeated="2" office:value-type="float" office:value="220368464">
            <text:p>220368464</text:p>
          </table:table-cell>
          <table:table-cell office:value-type="float" office:value="440736928">
            <text:p>440736928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7831466">
            <text:p>27831466</text:p>
          </table:table-cell>
          <table:table-cell office:value-type="float" office:value="55662932">
            <text:p>55662932</text:p>
          </table:table-cell>
          <table:table-cell table:number-columns-repeated="2" office:value-type="float" office:value="73474656">
            <text:p>73474656</text:p>
          </table:table-cell>
          <table:table-cell office:value-type="float" office:value="146949312">
            <text:p>146949312</text:p>
          </table:table-cell>
          <table:table-cell table:number-columns-repeated="2" office:value-type="float" office:value="170491504">
            <text:p>170491504</text:p>
          </table:table-cell>
          <table:table-cell office:value-type="float" office:value="340983008">
            <text:p>340983008</text:p>
          </table:table-cell>
          <table:table-cell table:number-columns-repeated="2" office:value-type="float" office:value="239559312">
            <text:p>239559312</text:p>
          </table:table-cell>
          <table:table-cell office:value-type="float" office:value="479118624">
            <text:p>47911862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61333516">
            <text:p>61333516</text:p>
          </table:table-cell>
          <table:table-cell office:value-type="float" office:value="122667032">
            <text:p>122667032</text:p>
          </table:table-cell>
          <table:table-cell table:number-columns-repeated="2" office:value-type="float" office:value="4983619">
            <text:p>4983619</text:p>
          </table:table-cell>
          <table:table-cell office:value-type="float" office:value="9967238">
            <text:p>9967238</text:p>
          </table:table-cell>
          <table:table-cell table:number-columns-repeated="2" office:value-type="float" office:value="219577088">
            <text:p>219577088</text:p>
          </table:table-cell>
          <table:table-cell office:value-type="float" office:value="439154176">
            <text:p>439154176</text:p>
          </table:table-cell>
          <table:table-cell table:number-columns-repeated="2" office:value-type="float" office:value="223614688">
            <text:p>223614688</text:p>
          </table:table-cell>
          <table:table-cell office:value-type="float" office:value="447229376">
            <text:p>44722937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2877770">
            <text:p>22877770</text:p>
          </table:table-cell>
          <table:table-cell office:value-type="float" office:value="45755540">
            <text:p>45755540</text:p>
          </table:table-cell>
          <table:table-cell table:number-columns-repeated="2" office:value-type="float" office:value="44416628">
            <text:p>44416628</text:p>
          </table:table-cell>
          <table:table-cell office:value-type="float" office:value="88833256">
            <text:p>88833256</text:p>
          </table:table-cell>
          <table:table-cell table:number-columns-repeated="2" office:value-type="float" office:value="207217968">
            <text:p>207217968</text:p>
          </table:table-cell>
          <table:table-cell office:value-type="float" office:value="414435936">
            <text:p>414435936</text:p>
          </table:table-cell>
          <table:table-cell table:number-columns-repeated="2" office:value-type="float" office:value="221395696">
            <text:p>221395696</text:p>
          </table:table-cell>
          <table:table-cell office:value-type="float" office:value="442791392">
            <text:p>44279139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5200272">
            <text:p>5200272</text:p>
          </table:table-cell>
          <table:table-cell office:value-type="float" office:value="10400544">
            <text:p>10400544</text:p>
          </table:table-cell>
          <table:table-cell table:number-columns-repeated="2" office:value-type="float" office:value="151966416">
            <text:p>151966416</text:p>
          </table:table-cell>
          <table:table-cell office:value-type="float" office:value="303932832">
            <text:p>303932832</text:p>
          </table:table-cell>
          <table:table-cell table:number-columns-repeated="2" office:value-type="float" office:value="66272664">
            <text:p>66272664</text:p>
          </table:table-cell>
          <table:table-cell office:value-type="float" office:value="132545328">
            <text:p>132545328</text:p>
          </table:table-cell>
          <table:table-cell table:number-columns-repeated="2" office:value-type="float" office:value="223948672">
            <text:p>223948672</text:p>
          </table:table-cell>
          <table:table-cell office:value-type="float" office:value="447897344">
            <text:p>44789734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35532848">
            <text:p>35532848</text:p>
          </table:table-cell>
          <table:table-cell office:value-type="float" office:value="71065696">
            <text:p>71065696</text:p>
          </table:table-cell>
          <table:table-cell table:number-columns-repeated="2" office:value-type="float" office:value="28402470">
            <text:p>28402470</text:p>
          </table:table-cell>
          <table:table-cell office:value-type="float" office:value="56804940">
            <text:p>56804940</text:p>
          </table:table-cell>
          <table:table-cell table:number-columns-repeated="2" office:value-type="float" office:value="209437504">
            <text:p>209437504</text:p>
          </table:table-cell>
          <table:table-cell office:value-type="float" office:value="418875008">
            <text:p>418875008</text:p>
          </table:table-cell>
          <table:table-cell table:number-columns-repeated="2" office:value-type="float" office:value="219901056">
            <text:p>219901056</text:p>
          </table:table-cell>
          <table:table-cell office:value-type="float" office:value="439802112">
            <text:p>43980211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17979224">
            <text:p>17979224</text:p>
          </table:table-cell>
          <table:table-cell office:value-type="float" office:value="35958448">
            <text:p>35958448</text:p>
          </table:table-cell>
          <table:table-cell table:number-columns-repeated="2" office:value-type="float" office:value="48593632">
            <text:p>48593632</text:p>
          </table:table-cell>
          <table:table-cell office:value-type="float" office:value="97187264">
            <text:p>97187264</text:p>
          </table:table-cell>
          <table:table-cell table:number-columns-repeated="2" office:value-type="float" office:value="199124320">
            <text:p>199124320</text:p>
          </table:table-cell>
          <table:table-cell office:value-type="float" office:value="398248640">
            <text:p>398248640</text:p>
          </table:table-cell>
          <table:table-cell table:number-columns-repeated="2" office:value-type="float" office:value="212427552">
            <text:p>212427552</text:p>
          </table:table-cell>
          <table:table-cell office:value-type="float" office:value="424855104">
            <text:p>42485510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36580308">
            <text:p>36580308</text:p>
          </table:table-cell>
          <table:table-cell office:value-type="float" office:value="73160616">
            <text:p>73160616</text:p>
          </table:table-cell>
          <table:table-cell table:number-columns-repeated="2" office:value-type="float" office:value="53701284">
            <text:p>53701284</text:p>
          </table:table-cell>
          <table:table-cell office:value-type="float" office:value="107402568">
            <text:p>107402568</text:p>
          </table:table-cell>
          <table:table-cell table:number-columns-repeated="2" office:value-type="float" office:value="140314736">
            <text:p>140314736</text:p>
          </table:table-cell>
          <table:table-cell office:value-type="float" office:value="280629472">
            <text:p>280629472</text:p>
          </table:table-cell>
          <table:table-cell table:number-columns-repeated="2" office:value-type="float" office:value="165050848">
            <text:p>165050848</text:p>
          </table:table-cell>
          <table:table-cell office:value-type="float" office:value="330101696">
            <text:p>33010169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31221534">
            <text:p>31221534</text:p>
          </table:table-cell>
          <table:table-cell office:value-type="float" office:value="62443068">
            <text:p>62443068</text:p>
          </table:table-cell>
          <table:table-cell table:number-columns-repeated="2" office:value-type="float" office:value="173175664">
            <text:p>173175664</text:p>
          </table:table-cell>
          <table:table-cell office:value-type="float" office:value="346351328">
            <text:p>346351328</text:p>
          </table:table-cell>
          <table:table-cell table:number-columns-repeated="2" office:value-type="float" office:value="202771200">
            <text:p>202771200</text:p>
          </table:table-cell>
          <table:table-cell office:value-type="float" office:value="405542400">
            <text:p>405542400</text:p>
          </table:table-cell>
          <table:table-cell table:number-columns-repeated="2" office:value-type="float" office:value="116009648">
            <text:p>116009648</text:p>
          </table:table-cell>
          <table:table-cell office:value-type="float" office:value="232019296">
            <text:p>23201929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62941924">
            <text:p>62941924</text:p>
          </table:table-cell>
          <table:table-cell office:value-type="float" office:value="125883848">
            <text:p>125883848</text:p>
          </table:table-cell>
          <table:table-cell table:number-columns-repeated="2" office:value-type="float" office:value="85840736">
            <text:p>85840736</text:p>
          </table:table-cell>
          <table:table-cell office:value-type="float" office:value="171681472">
            <text:p>171681472</text:p>
          </table:table-cell>
          <table:table-cell table:number-columns-repeated="2" office:value-type="float" office:value="70442448">
            <text:p>70442448</text:p>
          </table:table-cell>
          <table:table-cell office:value-type="float" office:value="140884896">
            <text:p>140884896</text:p>
          </table:table-cell>
          <table:table-cell table:number-columns-repeated="2" office:value-type="float" office:value="6041385">
            <text:p>6041385</text:p>
          </table:table-cell>
          <table:table-cell office:value-type="float" office:value="12082770">
            <text:p>1208277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6010462">
            <text:p>26010462</text:p>
          </table:table-cell>
          <table:table-cell office:value-type="float" office:value="52020924">
            <text:p>52020924</text:p>
          </table:table-cell>
          <table:table-cell table:number-columns-repeated="2" office:value-type="float" office:value="101465368">
            <text:p>101465368</text:p>
          </table:table-cell>
          <table:table-cell office:value-type="float" office:value="202930736">
            <text:p>202930736</text:p>
          </table:table-cell>
          <table:table-cell table:number-columns-repeated="2" office:value-type="float" office:value="98452888">
            <text:p>98452888</text:p>
          </table:table-cell>
          <table:table-cell office:value-type="float" office:value="196905776">
            <text:p>196905776</text:p>
          </table:table-cell>
          <table:table-cell table:number-columns-repeated="2" office:value-type="float" office:value="7258808">
            <text:p>7258808</text:p>
          </table:table-cell>
          <table:table-cell office:value-type="float" office:value="14517616">
            <text:p>1451761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5655574">
            <text:p>25655574</text:p>
          </table:table-cell>
          <table:table-cell office:value-type="float" office:value="51311148">
            <text:p>51311148</text:p>
          </table:table-cell>
          <table:table-cell table:number-columns-repeated="2" office:value-type="float" office:value="78982448">
            <text:p>78982448</text:p>
          </table:table-cell>
          <table:table-cell office:value-type="float" office:value="157964896">
            <text:p>157964896</text:p>
          </table:table-cell>
          <table:table-cell table:number-columns-repeated="2" office:value-type="float" office:value="70282376">
            <text:p>70282376</text:p>
          </table:table-cell>
          <table:table-cell office:value-type="float" office:value="140564752">
            <text:p>140564752</text:p>
          </table:table-cell>
          <table:table-cell table:number-columns-repeated="2" office:value-type="float" office:value="159538.47">
            <text:p>159538.47</text:p>
          </table:table-cell>
          <table:table-cell office:value-type="float" office:value="319076.94">
            <text:p>319076.94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4264876">
            <text:p>44264876</text:p>
          </table:table-cell>
          <table:table-cell office:value-type="float" office:value="88529752">
            <text:p>88529752</text:p>
          </table:table-cell>
          <table:table-cell table:number-columns-repeated="2" office:value-type="float" office:value="63986332">
            <text:p>63986332</text:p>
          </table:table-cell>
          <table:table-cell office:value-type="float" office:value="127972664">
            <text:p>127972664</text:p>
          </table:table-cell>
          <table:table-cell table:number-columns-repeated="2" office:value-type="float" office:value="106503568">
            <text:p>106503568</text:p>
          </table:table-cell>
          <table:table-cell office:value-type="float" office:value="213007136">
            <text:p>213007136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8908353">
            <text:p>8908353</text:p>
          </table:table-cell>
          <table:table-cell office:value-type="float" office:value="17816706">
            <text:p>17816706</text:p>
          </table:table-cell>
          <table:table-cell table:number-columns-repeated="2" office:value-type="float" office:value="3042175">
            <text:p>3042175</text:p>
          </table:table-cell>
          <table:table-cell office:value-type="float" office:value="6084350">
            <text:p>6084350</text:p>
          </table:table-cell>
          <table:table-cell table:number-columns-repeated="2" office:value-type="float" office:value="123827736">
            <text:p>123827736</text:p>
          </table:table-cell>
          <table:table-cell office:value-type="float" office:value="247655472">
            <text:p>247655472</text:p>
          </table:table-cell>
          <table:table-cell table:number-columns-repeated="2" office:value-type="float" office:value="123611.66">
            <text:p>123611.66</text:p>
          </table:table-cell>
          <table:table-cell office:value-type="float" office:value="247223.31">
            <text:p>247223.31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8531388">
            <text:p>48531388</text:p>
          </table:table-cell>
          <table:table-cell office:value-type="float" office:value="97062776">
            <text:p>97062776</text:p>
          </table:table-cell>
          <table:table-cell table:number-columns-repeated="2" office:value-type="float" office:value="152230816">
            <text:p>152230816</text:p>
          </table:table-cell>
          <table:table-cell office:value-type="float" office:value="304461632">
            <text:p>304461632</text:p>
          </table:table-cell>
          <table:table-cell table:number-columns-repeated="2" office:value-type="float" office:value="42654540">
            <text:p>42654540</text:p>
          </table:table-cell>
          <table:table-cell office:value-type="float" office:value="85309080">
            <text:p>85309080</text:p>
          </table:table-cell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430068">
            <text:p>2430068</text:p>
          </table:table-cell>
          <table:table-cell office:value-type="float" office:value="4860136">
            <text:p>4860136</text:p>
          </table:table-cell>
          <table:table-cell table:number-columns-repeated="2" office:value-type="float" office:value="879417.5">
            <text:p>879417.5</text:p>
          </table:table-cell>
          <table:table-cell office:value-type="float" office:value="1758835">
            <text:p>1758835</text:p>
          </table:table-cell>
          <table:table-cell table:number-columns-repeated="2" office:value-type="float" office:value="186877456">
            <text:p>186877456</text:p>
          </table:table-cell>
          <table:table-cell office:value-type="float" office:value="373754912">
            <text:p>373754912</text:p>
          </table:table-cell>
          <table:table-cell table:number-columns-repeated="2" office:value-type="float" office:value="1514.56">
            <text:p>1514.56</text:p>
          </table:table-cell>
          <table:table-cell office:value-type="float" office:value="3029.13">
            <text:p>3029.1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2170770">
            <text:p>22170770</text:p>
          </table:table-cell>
          <table:table-cell office:value-type="float" office:value="44341540">
            <text:p>44341540</text:p>
          </table:table-cell>
          <table:table-cell table:number-columns-repeated="2" office:value-type="float" office:value="65861636">
            <text:p>65861636</text:p>
          </table:table-cell>
          <table:table-cell office:value-type="float" office:value="131723272">
            <text:p>131723272</text:p>
          </table:table-cell>
          <table:table-cell table:number-columns-repeated="2" office:value-type="float" office:value="112118400">
            <text:p>112118400</text:p>
          </table:table-cell>
          <table:table-cell office:value-type="float" office:value="224236800">
            <text:p>224236800</text:p>
          </table:table-cell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32452852">
            <text:p>32452852</text:p>
          </table:table-cell>
          <table:table-cell office:value-type="float" office:value="64905704">
            <text:p>64905704</text:p>
          </table:table-cell>
          <table:table-cell table:number-columns-repeated="2" office:value-type="float" office:value="4996154">
            <text:p>4996154</text:p>
          </table:table-cell>
          <table:table-cell office:value-type="float" office:value="9992308">
            <text:p>9992308</text:p>
          </table:table-cell>
          <table:table-cell table:number-columns-repeated="2" office:value-type="float" office:value="494313.72">
            <text:p>494313.72</text:p>
          </table:table-cell>
          <table:table-cell office:value-type="float" office:value="988627.44">
            <text:p>988627.4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0311651">
            <text:p>10311651</text:p>
          </table:table-cell>
          <table:table-cell office:value-type="float" office:value="20623302">
            <text:p>20623302</text:p>
          </table:table-cell>
          <table:table-cell table:number-columns-repeated="2" office:value-type="float" office:value="72762928">
            <text:p>72762928</text:p>
          </table:table-cell>
          <table:table-cell office:value-type="float" office:value="145525856">
            <text:p>145525856</text:p>
          </table:table-cell>
          <table:table-cell table:number-columns-repeated="2" office:value-type="float" office:value="9500">
            <text:p>9500</text:p>
          </table:table-cell>
          <table:table-cell office:value-type="float" office:value="19000">
            <text:p>19000</text:p>
          </table:table-cell>
          <table:table-cell table:number-columns-repeated="2" office:value-type="float" office:value="216143056">
            <text:p>216143056</text:p>
          </table:table-cell>
          <table:table-cell office:value-type="float" office:value="432286112">
            <text:p>43228611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33587808">
            <text:p>33587808</text:p>
          </table:table-cell>
          <table:table-cell office:value-type="float" office:value="67175616">
            <text:p>67175616</text:p>
          </table:table-cell>
          <table:table-cell table:number-columns-repeated="2" office:value-type="float" office:value="69023424">
            <text:p>69023424</text:p>
          </table:table-cell>
          <table:table-cell office:value-type="float" office:value="138046848">
            <text:p>138046848</text:p>
          </table:table-cell>
          <table:table-cell table:number-columns-repeated="2" office:value-type="float" office:value="10213.59">
            <text:p>10213.59</text:p>
          </table:table-cell>
          <table:table-cell office:value-type="float" office:value="20427.19">
            <text:p>20427.19</text:p>
          </table:table-cell>
          <table:table-cell table:number-columns-repeated="2" office:value-type="float" office:value="194847312">
            <text:p>194847312</text:p>
          </table:table-cell>
          <table:table-cell office:value-type="float" office:value="389694624">
            <text:p>389694624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36398704">
            <text:p>36398704</text:p>
          </table:table-cell>
          <table:table-cell office:value-type="float" office:value="72797408">
            <text:p>72797408</text:p>
          </table:table-cell>
          <table:table-cell table:number-columns-repeated="2" office:value-type="float" office:value="65901888">
            <text:p>65901888</text:p>
          </table:table-cell>
          <table:table-cell office:value-type="float" office:value="131803776">
            <text:p>131803776</text:p>
          </table:table-cell>
          <table:table-cell table:number-columns-repeated="2" office:value-type="float" office:value="105585696">
            <text:p>105585696</text:p>
          </table:table-cell>
          <table:table-cell office:value-type="float" office:value="211171392">
            <text:p>211171392</text:p>
          </table:table-cell>
          <table:table-cell table:number-columns-repeated="2" office:value-type="float" office:value="112398320">
            <text:p>112398320</text:p>
          </table:table-cell>
          <table:table-cell office:value-type="float" office:value="224796640">
            <text:p>22479664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0520732">
            <text:p>20520732</text:p>
          </table:table-cell>
          <table:table-cell office:value-type="float" office:value="41041464">
            <text:p>41041464</text:p>
          </table:table-cell>
          <table:table-cell table:number-columns-repeated="2" office:value-type="float" office:value="4003650.75">
            <text:p>4003650.75</text:p>
          </table:table-cell>
          <table:table-cell office:value-type="float" office:value="8007301.5">
            <text:p>8007301.5</text:p>
          </table:table-cell>
          <table:table-cell table:number-columns-repeated="2" office:value-type="float" office:value="225069712">
            <text:p>225069712</text:p>
          </table:table-cell>
          <table:table-cell office:value-type="float" office:value="450139424">
            <text:p>450139424</text:p>
          </table:table-cell>
          <table:table-cell table:number-columns-repeated="2" office:value-type="float" office:value="162453600">
            <text:p>162453600</text:p>
          </table:table-cell>
          <table:table-cell office:value-type="float" office:value="324907200">
            <text:p>3249072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34481388">
            <text:p>34481388</text:p>
          </table:table-cell>
          <table:table-cell office:value-type="float" office:value="68962776">
            <text:p>68962776</text:p>
          </table:table-cell>
          <table:table-cell table:number-columns-repeated="2" office:value-type="float" office:value="58357560">
            <text:p>58357560</text:p>
          </table:table-cell>
          <table:table-cell office:value-type="float" office:value="116715120">
            <text:p>116715120</text:p>
          </table:table-cell>
          <table:table-cell table:number-columns-repeated="2" office:value-type="float" office:value="172411424">
            <text:p>172411424</text:p>
          </table:table-cell>
          <table:table-cell office:value-type="float" office:value="344822848">
            <text:p>344822848</text:p>
          </table:table-cell>
          <table:table-cell table:number-columns-repeated="2" office:value-type="float" office:value="215381632">
            <text:p>215381632</text:p>
          </table:table-cell>
          <table:table-cell office:value-type="float" office:value="430763264">
            <text:p>430763264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7738796.5">
            <text:p>7738796.5</text:p>
          </table:table-cell>
          <table:table-cell office:value-type="float" office:value="15477593">
            <text:p>15477593</text:p>
          </table:table-cell>
          <table:table-cell table:number-columns-repeated="2" office:value-type="float" office:value="5073631.5">
            <text:p>5073631.5</text:p>
          </table:table-cell>
          <table:table-cell office:value-type="float" office:value="10147263">
            <text:p>10147263</text:p>
          </table:table-cell>
          <table:table-cell table:number-columns-repeated="2" office:value-type="float" office:value="54646436">
            <text:p>54646436</text:p>
          </table:table-cell>
          <table:table-cell office:value-type="float" office:value="109292872">
            <text:p>109292872</text:p>
          </table:table-cell>
          <table:table-cell table:number-columns-repeated="2" office:value-type="float" office:value="58509312">
            <text:p>58509312</text:p>
          </table:table-cell>
          <table:table-cell office:value-type="float" office:value="117018624">
            <text:p>117018624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0607004">
            <text:p>50607004</text:p>
          </table:table-cell>
          <table:table-cell office:value-type="float" office:value="101214008">
            <text:p>101214008</text:p>
          </table:table-cell>
          <table:table-cell table:number-columns-repeated="2" office:value-type="float" office:value="59087232">
            <text:p>59087232</text:p>
          </table:table-cell>
          <table:table-cell office:value-type="float" office:value="118174464">
            <text:p>118174464</text:p>
          </table:table-cell>
          <table:table-cell table:number-columns-repeated="2" office:value-type="float" office:value="219039616">
            <text:p>219039616</text:p>
          </table:table-cell>
          <table:table-cell office:value-type="float" office:value="438079232">
            <text:p>438079232</text:p>
          </table:table-cell>
          <table:table-cell table:number-columns-repeated="2" office:value-type="float" office:value="236735312">
            <text:p>236735312</text:p>
          </table:table-cell>
          <table:table-cell office:value-type="float" office:value="473470624">
            <text:p>473470624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7234002">
            <text:p>27234002</text:p>
          </table:table-cell>
          <table:table-cell office:value-type="float" office:value="54468004">
            <text:p>54468004</text:p>
          </table:table-cell>
          <table:table-cell table:number-columns-repeated="2" office:value-type="float" office:value="38563148">
            <text:p>38563148</text:p>
          </table:table-cell>
          <table:table-cell office:value-type="float" office:value="77126296">
            <text:p>77126296</text:p>
          </table:table-cell>
          <table:table-cell table:number-columns-repeated="2" office:value-type="float" office:value="221003120">
            <text:p>221003120</text:p>
          </table:table-cell>
          <table:table-cell office:value-type="float" office:value="442006240">
            <text:p>442006240</text:p>
          </table:table-cell>
          <table:table-cell table:number-columns-repeated="2" office:value-type="float" office:value="79517544">
            <text:p>79517544</text:p>
          </table:table-cell>
          <table:table-cell office:value-type="float" office:value="159035088">
            <text:p>159035088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38963340">
            <text:p>38963340</text:p>
          </table:table-cell>
          <table:table-cell office:value-type="float" office:value="77926680">
            <text:p>77926680</text:p>
          </table:table-cell>
          <table:table-cell table:number-columns-repeated="2" office:value-type="float" office:value="90870696">
            <text:p>90870696</text:p>
          </table:table-cell>
          <table:table-cell office:value-type="float" office:value="181741392">
            <text:p>181741392</text:p>
          </table:table-cell>
          <table:table-cell table:number-columns-repeated="2" office:value-type="float" office:value="216864080">
            <text:p>216864080</text:p>
          </table:table-cell>
          <table:table-cell office:value-type="float" office:value="433728160">
            <text:p>433728160</text:p>
          </table:table-cell>
          <table:table-cell table:number-columns-repeated="2" office:value-type="float" office:value="184543.7">
            <text:p>184543.7</text:p>
          </table:table-cell>
          <table:table-cell office:value-type="float" office:value="369087.41">
            <text:p>369087.4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0338462">
            <text:p>20338462</text:p>
          </table:table-cell>
          <table:table-cell office:value-type="float" office:value="40676924">
            <text:p>40676924</text:p>
          </table:table-cell>
          <table:table-cell table:number-columns-repeated="2" office:value-type="float" office:value="7233165.5">
            <text:p>7233165.5</text:p>
          </table:table-cell>
          <table:table-cell office:value-type="float" office:value="14466331">
            <text:p>14466331</text:p>
          </table:table-cell>
          <table:table-cell table:number-columns-repeated="2" office:value-type="float" office:value="219787152">
            <text:p>219787152</text:p>
          </table:table-cell>
          <table:table-cell office:value-type="float" office:value="439574304">
            <text:p>439574304</text:p>
          </table:table-cell>
          <table:table-cell table:number-columns-repeated="2" office:value-type="float" office:value="528815.56">
            <text:p>528815.56</text:p>
          </table:table-cell>
          <table:table-cell office:value-type="float" office:value="1057631.12">
            <text:p>1057631.12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2393282">
            <text:p>22393282</text:p>
          </table:table-cell>
          <table:table-cell office:value-type="float" office:value="44786564">
            <text:p>44786564</text:p>
          </table:table-cell>
          <table:table-cell table:number-columns-repeated="2" office:value-type="float" office:value="116116272">
            <text:p>116116272</text:p>
          </table:table-cell>
          <table:table-cell office:value-type="float" office:value="232232544">
            <text:p>232232544</text:p>
          </table:table-cell>
          <table:table-cell table:number-columns-repeated="2" office:value-type="float" office:value="70241232">
            <text:p>70241232</text:p>
          </table:table-cell>
          <table:table-cell office:value-type="float" office:value="140482464">
            <text:p>140482464</text:p>
          </table:table-cell>
          <table:table-cell table:number-columns-repeated="2" office:value-type="float" office:value="126835584">
            <text:p>126835584</text:p>
          </table:table-cell>
          <table:table-cell office:value-type="float" office:value="253671168">
            <text:p>253671168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1066896">
            <text:p>41066896</text:p>
          </table:table-cell>
          <table:table-cell office:value-type="float" office:value="82133792">
            <text:p>82133792</text:p>
          </table:table-cell>
          <table:table-cell table:number-columns-repeated="2" office:value-type="float" office:value="85404808">
            <text:p>85404808</text:p>
          </table:table-cell>
          <table:table-cell office:value-type="float" office:value="170809616">
            <text:p>170809616</text:p>
          </table:table-cell>
          <table:table-cell table:number-columns-repeated="2" office:value-type="float" office:value="118979592">
            <text:p>118979592</text:p>
          </table:table-cell>
          <table:table-cell office:value-type="float" office:value="237959184">
            <text:p>237959184</text:p>
          </table:table-cell>
          <table:table-cell table:number-columns-repeated="2" office:value-type="float" office:value="238642160">
            <text:p>238642160</text:p>
          </table:table-cell>
          <table:table-cell office:value-type="float" office:value="477284320">
            <text:p>47728432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1905656">
            <text:p>41905656</text:p>
          </table:table-cell>
          <table:table-cell office:value-type="float" office:value="83811312">
            <text:p>83811312</text:p>
          </table:table-cell>
          <table:table-cell table:number-columns-repeated="2" office:value-type="float" office:value="72259184">
            <text:p>72259184</text:p>
          </table:table-cell>
          <table:table-cell office:value-type="float" office:value="144518368">
            <text:p>144518368</text:p>
          </table:table-cell>
          <table:table-cell table:number-columns-repeated="2" office:value-type="float" office:value="227194320">
            <text:p>227194320</text:p>
          </table:table-cell>
          <table:table-cell office:value-type="float" office:value="454388640">
            <text:p>454388640</text:p>
          </table:table-cell>
          <table:table-cell table:number-columns-repeated="2" office:value-type="float" office:value="228546512">
            <text:p>228546512</text:p>
          </table:table-cell>
          <table:table-cell office:value-type="float" office:value="457093024">
            <text:p>45709302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7222808">
            <text:p>47222808</text:p>
          </table:table-cell>
          <table:table-cell office:value-type="float" office:value="94445616">
            <text:p>94445616</text:p>
          </table:table-cell>
          <table:table-cell table:number-columns-repeated="2" office:value-type="float" office:value="6832466.5">
            <text:p>6832466.5</text:p>
          </table:table-cell>
          <table:table-cell office:value-type="float" office:value="13664933">
            <text:p>13664933</text:p>
          </table:table-cell>
          <table:table-cell table:number-columns-repeated="2" office:value-type="float" office:value="66997432">
            <text:p>66997432</text:p>
          </table:table-cell>
          <table:table-cell office:value-type="float" office:value="133994864">
            <text:p>133994864</text:p>
          </table:table-cell>
          <table:table-cell table:number-columns-repeated="2" office:value-type="float" office:value="226858096">
            <text:p>226858096</text:p>
          </table:table-cell>
          <table:table-cell office:value-type="float" office:value="453716192">
            <text:p>45371619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8997631">
            <text:p>8997631</text:p>
          </table:table-cell>
          <table:table-cell office:value-type="float" office:value="17995262">
            <text:p>17995262</text:p>
          </table:table-cell>
          <table:table-cell table:number-columns-repeated="2" office:value-type="float" office:value="139636240">
            <text:p>139636240</text:p>
          </table:table-cell>
          <table:table-cell office:value-type="float" office:value="279272480">
            <text:p>279272480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2" office:value-type="float" office:value="216854704">
            <text:p>216854704</text:p>
          </table:table-cell>
          <table:table-cell office:value-type="float" office:value="433709408">
            <text:p>433709408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23829002">
            <text:p>23829002</text:p>
          </table:table-cell>
          <table:table-cell office:value-type="float" office:value="47658004">
            <text:p>47658004</text:p>
          </table:table-cell>
          <table:table-cell table:number-columns-repeated="2" office:value-type="float" office:value="115738168">
            <text:p>115738168</text:p>
          </table:table-cell>
          <table:table-cell office:value-type="float" office:value="231476336">
            <text:p>23147633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23425504">
            <text:p>223425504</text:p>
          </table:table-cell>
          <table:table-cell office:value-type="float" office:value="446851008">
            <text:p>446851008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3914040">
            <text:p>43914040</text:p>
          </table:table-cell>
          <table:table-cell office:value-type="float" office:value="87828080">
            <text:p>87828080</text:p>
          </table:table-cell>
          <table:table-cell table:number-columns-repeated="2" office:value-type="float" office:value="42187408">
            <text:p>42187408</text:p>
          </table:table-cell>
          <table:table-cell office:value-type="float" office:value="84374816">
            <text:p>84374816</text:p>
          </table:table-cell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2" office:value-type="float" office:value="223901392">
            <text:p>223901392</text:p>
          </table:table-cell>
          <table:table-cell office:value-type="float" office:value="447802784">
            <text:p>44780278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2683808">
            <text:p>42683808</text:p>
          </table:table-cell>
          <table:table-cell office:value-type="float" office:value="85367616">
            <text:p>85367616</text:p>
          </table:table-cell>
          <table:table-cell table:number-columns-repeated="2" office:value-type="float" office:value="5041577">
            <text:p>5041577</text:p>
          </table:table-cell>
          <table:table-cell office:value-type="float" office:value="10083154">
            <text:p>10083154</text:p>
          </table:table-cell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2" office:value-type="float" office:value="261939472">
            <text:p>261939472</text:p>
          </table:table-cell>
          <table:table-cell office:value-type="float" office:value="523878944">
            <text:p>52387894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25410194">
            <text:p>25410194</text:p>
          </table:table-cell>
          <table:table-cell office:value-type="float" office:value="50820388">
            <text:p>50820388</text:p>
          </table:table-cell>
          <table:table-cell table:number-columns-repeated="2" office:value-type="float" office:value="59875244">
            <text:p>59875244</text:p>
          </table:table-cell>
          <table:table-cell office:value-type="float" office:value="119750488">
            <text:p>119750488</text:p>
          </table:table-cell>
          <table:table-cell table:number-columns-repeated="2" office:value-type="float" office:value="7619.05">
            <text:p>7619.05</text:p>
          </table:table-cell>
          <table:table-cell office:value-type="float" office:value="15238.09">
            <text:p>15238.09</text:p>
          </table:table-cell>
          <table:table-cell table:number-columns-repeated="2" office:value-type="float" office:value="220668832">
            <text:p>220668832</text:p>
          </table:table-cell>
          <table:table-cell office:value-type="float" office:value="441337664">
            <text:p>44133766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2161748">
            <text:p>12161748</text:p>
          </table:table-cell>
          <table:table-cell office:value-type="float" office:value="24323496">
            <text:p>24323496</text:p>
          </table:table-cell>
          <table:table-cell table:number-columns-repeated="2" office:value-type="float" office:value="8957748">
            <text:p>8957748</text:p>
          </table:table-cell>
          <table:table-cell office:value-type="float" office:value="17915496">
            <text:p>17915496</text:p>
          </table:table-cell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2" office:value-type="float" office:value="231145088">
            <text:p>231145088</text:p>
          </table:table-cell>
          <table:table-cell office:value-type="float" office:value="462290176">
            <text:p>46229017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38850808">
            <text:p>38850808</text:p>
          </table:table-cell>
          <table:table-cell office:value-type="float" office:value="77701616">
            <text:p>77701616</text:p>
          </table:table-cell>
          <table:table-cell table:number-columns-repeated="2" office:value-type="float" office:value="4634680">
            <text:p>4634680</text:p>
          </table:table-cell>
          <table:table-cell office:value-type="float" office:value="9269360">
            <text:p>9269360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2" office:value-type="float" office:value="214405504">
            <text:p>214405504</text:p>
          </table:table-cell>
          <table:table-cell office:value-type="float" office:value="428811008">
            <text:p>42881100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12132347">
            <text:p>12132347</text:p>
          </table:table-cell>
          <table:table-cell office:value-type="float" office:value="24264694">
            <text:p>24264694</text:p>
          </table:table-cell>
          <table:table-cell table:number-columns-repeated="2" office:value-type="float" office:value="212903440">
            <text:p>212903440</text:p>
          </table:table-cell>
          <table:table-cell office:value-type="float" office:value="425806880">
            <text:p>42580688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4360128">
            <text:p>164360128</text:p>
          </table:table-cell>
          <table:table-cell office:value-type="float" office:value="328720256">
            <text:p>32872025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7852462">
            <text:p>27852462</text:p>
          </table:table-cell>
          <table:table-cell office:value-type="float" office:value="55704924">
            <text:p>55704924</text:p>
          </table:table-cell>
          <table:table-cell table:number-columns-repeated="2" office:value-type="float" office:value="145107280">
            <text:p>145107280</text:p>
          </table:table-cell>
          <table:table-cell office:value-type="float" office:value="290214560">
            <text:p>290214560</text:p>
          </table:table-cell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2" office:value-type="float" office:value="1009.71">
            <text:p>1009.71</text:p>
          </table:table-cell>
          <table:table-cell office:value-type="float" office:value="2019.42">
            <text:p>2019.42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31160732">
            <text:p>31160732</text:p>
          </table:table-cell>
          <table:table-cell office:value-type="float" office:value="62321464">
            <text:p>62321464</text:p>
          </table:table-cell>
          <table:table-cell table:number-columns-repeated="2" office:value-type="float" office:value="5154680">
            <text:p>5154680</text:p>
          </table:table-cell>
          <table:table-cell office:value-type="float" office:value="10309360">
            <text:p>10309360</text:p>
          </table:table-cell>
          <table:table-cell table:number-columns-repeated="3"/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32970098">
            <text:p>32970098</text:p>
          </table:table-cell>
          <table:table-cell office:value-type="float" office:value="65940196">
            <text:p>65940196</text:p>
          </table:table-cell>
          <table:table-cell table:number-columns-repeated="2" office:value-type="float" office:value="139530896">
            <text:p>139530896</text:p>
          </table:table-cell>
          <table:table-cell office:value-type="float" office:value="279061792">
            <text:p>279061792</text:p>
          </table:table-cell>
          <table:table-cell table:number-columns-repeated="3"/>
          <table:table-cell table:number-columns-repeated="2" office:value-type="float" office:value="10382424">
            <text:p>10382424</text:p>
          </table:table-cell>
          <table:table-cell office:value-type="float" office:value="20764848">
            <text:p>2076484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8368502">
            <text:p>28368502</text:p>
          </table:table-cell>
          <table:table-cell office:value-type="float" office:value="56737004">
            <text:p>56737004</text:p>
          </table:table-cell>
          <table:table-cell table:number-columns-repeated="2" office:value-type="float" office:value="58148232">
            <text:p>58148232</text:p>
          </table:table-cell>
          <table:table-cell office:value-type="float" office:value="116296464">
            <text:p>116296464</text:p>
          </table:table-cell>
          <table:table-cell table:number-columns-repeated="3"/>
          <table:table-cell table:number-columns-repeated="2" office:value-type="float" office:value="12162408">
            <text:p>12162408</text:p>
          </table:table-cell>
          <table:table-cell office:value-type="float" office:value="24324816">
            <text:p>2432481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43341744">
            <text:p>43341744</text:p>
          </table:table-cell>
          <table:table-cell office:value-type="float" office:value="86683488">
            <text:p>86683488</text:p>
          </table:table-cell>
          <table:table-cell table:number-columns-repeated="2" office:value-type="float" office:value="168143392">
            <text:p>168143392</text:p>
          </table:table-cell>
          <table:table-cell office:value-type="float" office:value="336286784">
            <text:p>336286784</text:p>
          </table:table-cell>
          <table:table-cell table:number-columns-repeated="3"/>
          <table:table-cell table:number-columns-repeated="2" office:value-type="float" office:value="15958797">
            <text:p>15958797</text:p>
          </table:table-cell>
          <table:table-cell office:value-type="float" office:value="31917594">
            <text:p>3191759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42136236">
            <text:p>42136236</text:p>
          </table:table-cell>
          <table:table-cell office:value-type="float" office:value="84272472">
            <text:p>84272472</text:p>
          </table:table-cell>
          <table:table-cell table:number-columns-repeated="2" office:value-type="float" office:value="241313664">
            <text:p>241313664</text:p>
          </table:table-cell>
          <table:table-cell office:value-type="float" office:value="482627328">
            <text:p>482627328</text:p>
          </table:table-cell>
          <table:table-cell table:number-columns-repeated="3"/>
          <table:table-cell table:number-columns-repeated="2" office:value-type="float" office:value="141311792">
            <text:p>141311792</text:p>
          </table:table-cell>
          <table:table-cell office:value-type="float" office:value="282623584">
            <text:p>28262358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7146370">
            <text:p>27146370</text:p>
          </table:table-cell>
          <table:table-cell office:value-type="float" office:value="54292740">
            <text:p>54292740</text:p>
          </table:table-cell>
          <table:table-cell table:number-columns-repeated="2" office:value-type="float" office:value="163883312">
            <text:p>163883312</text:p>
          </table:table-cell>
          <table:table-cell office:value-type="float" office:value="327766624">
            <text:p>327766624</text:p>
          </table:table-cell>
          <table:table-cell table:number-columns-repeated="3"/>
          <table:table-cell table:number-columns-repeated="2" office:value-type="float" office:value="16488510">
            <text:p>16488510</text:p>
          </table:table-cell>
          <table:table-cell office:value-type="float" office:value="32977020">
            <text:p>3297702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9755666">
            <text:p>29755666</text:p>
          </table:table-cell>
          <table:table-cell office:value-type="float" office:value="59511332">
            <text:p>59511332</text:p>
          </table:table-cell>
          <table:table-cell table:number-columns-repeated="2" office:value-type="float" office:value="2557204">
            <text:p>2557204</text:p>
          </table:table-cell>
          <table:table-cell office:value-type="float" office:value="5114408">
            <text:p>5114408</text:p>
          </table:table-cell>
          <table:table-cell table:number-columns-repeated="3"/>
          <table:table-cell table:number-columns-repeated="2" office:value-type="float" office:value="168854.38">
            <text:p>168854.38</text:p>
          </table:table-cell>
          <table:table-cell office:value-type="float" office:value="337708.75">
            <text:p>337708.7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41247428">
            <text:p>41247428</text:p>
          </table:table-cell>
          <table:table-cell office:value-type="float" office:value="82494856">
            <text:p>82494856</text:p>
          </table:table-cell>
          <table:table-cell table:number-columns-repeated="2" office:value-type="float" office:value="134150712">
            <text:p>134150712</text:p>
          </table:table-cell>
          <table:table-cell office:value-type="float" office:value="268301424">
            <text:p>268301424</text:p>
          </table:table-cell>
          <table:table-cell table:number-columns-repeated="3"/>
          <table:table-cell table:number-columns-repeated="2" office:value-type="float" office:value="25437638">
            <text:p>25437638</text:p>
          </table:table-cell>
          <table:table-cell office:value-type="float" office:value="50875276">
            <text:p>5087527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4325516">
            <text:p>24325516</text:p>
          </table:table-cell>
          <table:table-cell office:value-type="float" office:value="48651032">
            <text:p>48651032</text:p>
          </table:table-cell>
          <table:table-cell table:number-columns-repeated="2" office:value-type="float" office:value="2281861.5">
            <text:p>2281861.5</text:p>
          </table:table-cell>
          <table:table-cell office:value-type="float" office:value="4563723">
            <text:p>4563723</text:p>
          </table:table-cell>
          <table:table-cell table:number-columns-repeated="3"/>
          <table:table-cell table:number-columns-repeated="2" office:value-type="float" office:value="52193088">
            <text:p>52193088</text:p>
          </table:table-cell>
          <table:table-cell office:value-type="float" office:value="104386176">
            <text:p>10438617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8428844">
            <text:p>38428844</text:p>
          </table:table-cell>
          <table:table-cell office:value-type="float" office:value="76857688">
            <text:p>76857688</text:p>
          </table:table-cell>
          <table:table-cell table:number-columns-repeated="2" office:value-type="float" office:value="208737936">
            <text:p>208737936</text:p>
          </table:table-cell>
          <table:table-cell office:value-type="float" office:value="417475872">
            <text:p>41747587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2438758">
            <text:p>32438758</text:p>
          </table:table-cell>
          <table:table-cell office:value-type="float" office:value="64877516">
            <text:p>64877516</text:p>
          </table:table-cell>
          <table:table-cell table:number-columns-repeated="2" office:value-type="float" office:value="70039424">
            <text:p>70039424</text:p>
          </table:table-cell>
          <table:table-cell office:value-type="float" office:value="140078848">
            <text:p>140078848</text:p>
          </table:table-cell>
          <table:table-cell table:number-columns-repeated="3"/>
          <table:table-cell table:number-columns-repeated="2" office:value-type="float" office:value="111408936">
            <text:p>111408936</text:p>
          </table:table-cell>
          <table:table-cell office:value-type="float" office:value="222817872">
            <text:p>222817872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8725852">
            <text:p>18725852</text:p>
          </table:table-cell>
          <table:table-cell office:value-type="float" office:value="37451704">
            <text:p>37451704</text:p>
          </table:table-cell>
          <table:table-cell table:number-columns-repeated="2" office:value-type="float" office:value="129600856">
            <text:p>129600856</text:p>
          </table:table-cell>
          <table:table-cell office:value-type="float" office:value="259201712">
            <text:p>259201712</text:p>
          </table:table-cell>
          <table:table-cell table:number-columns-repeated="3"/>
          <table:table-cell table:number-columns-repeated="2" office:value-type="float" office:value="73048696">
            <text:p>73048696</text:p>
          </table:table-cell>
          <table:table-cell office:value-type="float" office:value="146097392">
            <text:p>146097392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2405210">
            <text:p>32405210</text:p>
          </table:table-cell>
          <table:table-cell office:value-type="float" office:value="64810420">
            <text:p>64810420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15781655">
            <text:p>15781655</text:p>
          </table:table-cell>
          <table:table-cell office:value-type="float" office:value="31563310">
            <text:p>3156331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8003256">
            <text:p>38003256</text:p>
          </table:table-cell>
          <table:table-cell office:value-type="float" office:value="76006512">
            <text:p>76006512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65911032">
            <text:p>65911032</text:p>
          </table:table-cell>
          <table:table-cell office:value-type="float" office:value="131822064">
            <text:p>13182206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7025360">
            <text:p>37025360</text:p>
          </table:table-cell>
          <table:table-cell office:value-type="float" office:value="74050720">
            <text:p>74050720</text:p>
          </table:table-cell>
          <table:table-cell table:number-columns-repeated="2" office:value-type="float" office:value="5030346.5">
            <text:p>5030346.5</text:p>
          </table:table-cell>
          <table:table-cell office:value-type="float" office:value="10060693">
            <text:p>10060693</text:p>
          </table:table-cell>
          <table:table-cell table:number-columns-repeated="3"/>
          <table:table-cell table:number-columns-repeated="2" office:value-type="float" office:value="98709040">
            <text:p>98709040</text:p>
          </table:table-cell>
          <table:table-cell office:value-type="float" office:value="197418080">
            <text:p>19741808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8151666">
            <text:p>18151666</text:p>
          </table:table-cell>
          <table:table-cell office:value-type="float" office:value="36303332">
            <text:p>36303332</text:p>
          </table:table-cell>
          <table:table-cell table:number-columns-repeated="2" office:value-type="float" office:value="114510624">
            <text:p>114510624</text:p>
          </table:table-cell>
          <table:table-cell office:value-type="float" office:value="229021248">
            <text:p>229021248</text:p>
          </table:table-cell>
          <table:table-cell table:number-columns-repeated="3"/>
          <table:table-cell table:number-columns-repeated="2" office:value-type="float" office:value="11798797">
            <text:p>11798797</text:p>
          </table:table-cell>
          <table:table-cell office:value-type="float" office:value="23597594">
            <text:p>2359759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41644540">
            <text:p>41644540</text:p>
          </table:table-cell>
          <table:table-cell office:value-type="float" office:value="83289080">
            <text:p>83289080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25251770">
            <text:p>25251770</text:p>
          </table:table-cell>
          <table:table-cell office:value-type="float" office:value="50503540">
            <text:p>5050354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4898552">
            <text:p>54898552</text:p>
          </table:table-cell>
          <table:table-cell office:value-type="float" office:value="109797104">
            <text:p>109797104</text:p>
          </table:table-cell>
          <table:table-cell table:number-columns-repeated="2" office:value-type="float" office:value="22237654">
            <text:p>22237654</text:p>
          </table:table-cell>
          <table:table-cell office:value-type="float" office:value="44475308">
            <text:p>44475308</text:p>
          </table:table-cell>
          <table:table-cell table:number-columns-repeated="3"/>
          <table:table-cell table:number-columns-repeated="2" office:value-type="float" office:value="63574132">
            <text:p>63574132</text:p>
          </table:table-cell>
          <table:table-cell office:value-type="float" office:value="127148264">
            <text:p>127148264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42804152">
            <text:p>42804152</text:p>
          </table:table-cell>
          <table:table-cell office:value-type="float" office:value="85608304">
            <text:p>85608304</text:p>
          </table:table-cell>
          <table:table-cell table:number-columns-repeated="2" office:value-type="float" office:value="129442432">
            <text:p>129442432</text:p>
          </table:table-cell>
          <table:table-cell office:value-type="float" office:value="258884864">
            <text:p>258884864</text:p>
          </table:table-cell>
          <table:table-cell table:number-columns-repeated="3"/>
          <table:table-cell table:number-columns-repeated="2" office:value-type="float" office:value="28028002">
            <text:p>28028002</text:p>
          </table:table-cell>
          <table:table-cell office:value-type="float" office:value="56056004">
            <text:p>56056004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23316980">
            <text:p>23316980</text:p>
          </table:table-cell>
          <table:table-cell office:value-type="float" office:value="46633960">
            <text:p>46633960</text:p>
          </table:table-cell>
          <table:table-cell table:number-columns-repeated="2" office:value-type="float" office:value="847922.38">
            <text:p>847922.38</text:p>
          </table:table-cell>
          <table:table-cell office:value-type="float" office:value="1695844.75">
            <text:p>1695844.75</text:p>
          </table:table-cell>
          <table:table-cell table:number-columns-repeated="3"/>
          <table:table-cell table:number-columns-repeated="2" office:value-type="float" office:value="25666.67">
            <text:p>25666.67</text:p>
          </table:table-cell>
          <table:table-cell office:value-type="float" office:value="51333.33">
            <text:p>51333.3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30489222">
            <text:p>30489222</text:p>
          </table:table-cell>
          <table:table-cell office:value-type="float" office:value="60978444">
            <text:p>60978444</text:p>
          </table:table-cell>
          <table:table-cell table:number-columns-repeated="2" office:value-type="float" office:value="131783624">
            <text:p>131783624</text:p>
          </table:table-cell>
          <table:table-cell office:value-type="float" office:value="263567248">
            <text:p>263567248</text:p>
          </table:table-cell>
          <table:table-cell table:number-columns-repeated="3"/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30845554">
            <text:p>30845554</text:p>
          </table:table-cell>
          <table:table-cell office:value-type="float" office:value="61691108">
            <text:p>61691108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40683116">
            <text:p>40683116</text:p>
          </table:table-cell>
          <table:table-cell office:value-type="float" office:value="81366232">
            <text:p>81366232</text:p>
          </table:table-cell>
          <table:table-cell table:number-columns-repeated="2" office:value-type="float" office:value="236498704">
            <text:p>236498704</text:p>
          </table:table-cell>
          <table:table-cell office:value-type="float" office:value="472997408">
            <text:p>472997408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25401194">
            <text:p>25401194</text:p>
          </table:table-cell>
          <table:table-cell office:value-type="float" office:value="50802388">
            <text:p>50802388</text:p>
          </table:table-cell>
          <table:table-cell table:number-columns-repeated="2" office:value-type="float" office:value="246636192">
            <text:p>246636192</text:p>
          </table:table-cell>
          <table:table-cell office:value-type="float" office:value="493272384">
            <text:p>493272384</text:p>
          </table:table-cell>
          <table:table-cell table:number-columns-repeated="3"/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41079612">
            <text:p>41079612</text:p>
          </table:table-cell>
          <table:table-cell office:value-type="float" office:value="82159224">
            <text:p>82159224</text:p>
          </table:table-cell>
          <table:table-cell table:number-columns-repeated="2" office:value-type="float" office:value="230397856">
            <text:p>230397856</text:p>
          </table:table-cell>
          <table:table-cell office:value-type="float" office:value="460795712">
            <text:p>46079571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40765356">
            <text:p>40765356</text:p>
          </table:table-cell>
          <table:table-cell office:value-type="float" office:value="81530712">
            <text:p>81530712</text:p>
          </table:table-cell>
          <table:table-cell table:number-columns-repeated="2" office:value-type="float" office:value="232112640">
            <text:p>232112640</text:p>
          </table:table-cell>
          <table:table-cell office:value-type="float" office:value="464225280">
            <text:p>464225280</text:p>
          </table:table-cell>
          <table:table-cell table:number-columns-repeated="3"/>
          <table:table-cell table:number-columns-repeated="2" office:value-type="float" office:value="116465848">
            <text:p>116465848</text:p>
          </table:table-cell>
          <table:table-cell office:value-type="float" office:value="232931696">
            <text:p>232931696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35151724">
            <text:p>35151724</text:p>
          </table:table-cell>
          <table:table-cell office:value-type="float" office:value="70303448">
            <text:p>70303448</text:p>
          </table:table-cell>
          <table:table-cell table:number-columns-repeated="2" office:value-type="float" office:value="22899380">
            <text:p>22899380</text:p>
          </table:table-cell>
          <table:table-cell office:value-type="float" office:value="45798760">
            <text:p>45798760</text:p>
          </table:table-cell>
          <table:table-cell table:number-columns-repeated="3"/>
          <table:table-cell table:number-columns-repeated="2" office:value-type="float" office:value="108485488">
            <text:p>108485488</text:p>
          </table:table-cell>
          <table:table-cell office:value-type="float" office:value="216970976">
            <text:p>21697097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33866424">
            <text:p>33866424</text:p>
          </table:table-cell>
          <table:table-cell office:value-type="float" office:value="67732848">
            <text:p>67732848</text:p>
          </table:table-cell>
          <table:table-cell table:number-columns-repeated="2" office:value-type="float" office:value="170270816">
            <text:p>170270816</text:p>
          </table:table-cell>
          <table:table-cell office:value-type="float" office:value="340541632">
            <text:p>340541632</text:p>
          </table:table-cell>
          <table:table-cell table:number-columns-repeated="3"/>
          <table:table-cell table:number-columns-repeated="2" office:value-type="float" office:value="20153386">
            <text:p>20153386</text:p>
          </table:table-cell>
          <table:table-cell office:value-type="float" office:value="40306772">
            <text:p>4030677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33147886">
            <text:p>33147886</text:p>
          </table:table-cell>
          <table:table-cell office:value-type="float" office:value="66295772">
            <text:p>66295772</text:p>
          </table:table-cell>
          <table:table-cell table:number-columns-repeated="2" office:value-type="float" office:value="237332080">
            <text:p>237332080</text:p>
          </table:table-cell>
          <table:table-cell office:value-type="float" office:value="474664160">
            <text:p>474664160</text:p>
          </table:table-cell>
          <table:table-cell table:number-columns-repeated="3"/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3712392">
            <text:p>43712392</text:p>
          </table:table-cell>
          <table:table-cell office:value-type="float" office:value="87424784">
            <text:p>87424784</text:p>
          </table:table-cell>
          <table:table-cell table:number-columns-repeated="2" office:value-type="float" office:value="239956432">
            <text:p>239956432</text:p>
          </table:table-cell>
          <table:table-cell office:value-type="float" office:value="479912864">
            <text:p>479912864</text:p>
          </table:table-cell>
          <table:table-cell table:number-columns-repeated="3"/>
          <table:table-cell table:number-columns-repeated="2" office:value-type="float" office:value="4961692.5">
            <text:p>4961692.5</text:p>
          </table:table-cell>
          <table:table-cell office:value-type="float" office:value="9923385">
            <text:p>9923385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11201282">
            <text:p>11201282</text:p>
          </table:table-cell>
          <table:table-cell office:value-type="float" office:value="22402564">
            <text:p>22402564</text:p>
          </table:table-cell>
          <table:table-cell table:number-columns-repeated="2" office:value-type="float" office:value="229095776">
            <text:p>229095776</text:p>
          </table:table-cell>
          <table:table-cell office:value-type="float" office:value="458191552">
            <text:p>458191552</text:p>
          </table:table-cell>
          <table:table-cell table:number-columns-repeated="3"/>
          <table:table-cell table:number-columns-repeated="2" office:value-type="float" office:value="8192.31">
            <text:p>8192.31</text:p>
          </table:table-cell>
          <table:table-cell office:value-type="float" office:value="16384.62">
            <text:p>16384.6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4481742">
            <text:p>24481742</text:p>
          </table:table-cell>
          <table:table-cell office:value-type="float" office:value="48963484">
            <text:p>48963484</text:p>
          </table:table-cell>
          <table:table-cell table:number-columns-repeated="2" office:value-type="float" office:value="231921312">
            <text:p>231921312</text:p>
          </table:table-cell>
          <table:table-cell office:value-type="float" office:value="463842624">
            <text:p>46384262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6279380">
            <text:p>46279380</text:p>
          </table:table-cell>
          <table:table-cell office:value-type="float" office:value="92558760">
            <text:p>92558760</text:p>
          </table:table-cell>
          <table:table-cell table:number-columns-repeated="2" office:value-type="float" office:value="164251888">
            <text:p>164251888</text:p>
          </table:table-cell>
          <table:table-cell office:value-type="float" office:value="328503776">
            <text:p>328503776</text:p>
          </table:table-cell>
          <table:table-cell table:number-columns-repeated="3"/>
          <table:table-cell table:number-columns-repeated="2" office:value-type="float" office:value="7745.45">
            <text:p>7745.45</text:p>
          </table:table-cell>
          <table:table-cell office:value-type="float" office:value="15490.91">
            <text:p>15490.9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7930808">
            <text:p>27930808</text:p>
          </table:table-cell>
          <table:table-cell office:value-type="float" office:value="55861616">
            <text:p>55861616</text:p>
          </table:table-cell>
          <table:table-cell table:number-columns-repeated="2" office:value-type="float" office:value="227502704">
            <text:p>227502704</text:p>
          </table:table-cell>
          <table:table-cell office:value-type="float" office:value="455005408">
            <text:p>455005408</text:p>
          </table:table-cell>
          <table:table-cell table:number-columns-repeated="3"/>
          <table:table-cell table:number-columns-repeated="2" office:value-type="float" office:value="48578616">
            <text:p>48578616</text:p>
          </table:table-cell>
          <table:table-cell office:value-type="float" office:value="97157232">
            <text:p>9715723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6103108">
            <text:p>46103108</text:p>
          </table:table-cell>
          <table:table-cell office:value-type="float" office:value="92206216">
            <text:p>92206216</text:p>
          </table:table-cell>
          <table:table-cell table:number-columns-repeated="2" office:value-type="float" office:value="237083312">
            <text:p>237083312</text:p>
          </table:table-cell>
          <table:table-cell office:value-type="float" office:value="474166624">
            <text:p>474166624</text:p>
          </table:table-cell>
          <table:table-cell table:number-columns-repeated="3"/>
          <table:table-cell table:number-columns-repeated="2" office:value-type="float" office:value="61265696">
            <text:p>61265696</text:p>
          </table:table-cell>
          <table:table-cell office:value-type="float" office:value="122531392">
            <text:p>12253139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33175310">
            <text:p>33175310</text:p>
          </table:table-cell>
          <table:table-cell office:value-type="float" office:value="66350620">
            <text:p>66350620</text:p>
          </table:table-cell>
          <table:table-cell table:number-columns-repeated="2" office:value-type="float" office:value="235271088">
            <text:p>235271088</text:p>
          </table:table-cell>
          <table:table-cell office:value-type="float" office:value="470542176">
            <text:p>470542176</text:p>
          </table:table-cell>
          <table:table-cell table:number-columns-repeated="3"/>
          <table:table-cell table:number-columns-repeated="2" office:value-type="float" office:value="27524284">
            <text:p>27524284</text:p>
          </table:table-cell>
          <table:table-cell office:value-type="float" office:value="55048568">
            <text:p>55048568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38127848">
            <text:p>38127848</text:p>
          </table:table-cell>
          <table:table-cell office:value-type="float" office:value="76255696">
            <text:p>76255696</text:p>
          </table:table-cell>
          <table:table-cell table:number-columns-repeated="2" office:value-type="float" office:value="233073104">
            <text:p>233073104</text:p>
          </table:table-cell>
          <table:table-cell office:value-type="float" office:value="466146208">
            <text:p>466146208</text:p>
          </table:table-cell>
          <table:table-cell table:number-columns-repeated="3"/>
          <table:table-cell table:number-columns-repeated="2" office:value-type="float" office:value="968543.75">
            <text:p>968543.75</text:p>
          </table:table-cell>
          <table:table-cell office:value-type="float" office:value="1937087.5">
            <text:p>1937087.5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0184118">
            <text:p>20184118</text:p>
          </table:table-cell>
          <table:table-cell office:value-type="float" office:value="40368236">
            <text:p>40368236</text:p>
          </table:table-cell>
          <table:table-cell table:number-columns-repeated="2" office:value-type="float" office:value="240436672">
            <text:p>240436672</text:p>
          </table:table-cell>
          <table:table-cell office:value-type="float" office:value="480873344">
            <text:p>480873344</text:p>
          </table:table-cell>
          <table:table-cell table:number-columns-repeated="3"/>
          <table:table-cell table:number-columns-repeated="2" office:value-type="float" office:value="17752.29">
            <text:p>17752.29</text:p>
          </table:table-cell>
          <table:table-cell office:value-type="float" office:value="35504.59">
            <text:p>35504.59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38522176">
            <text:p>38522176</text:p>
          </table:table-cell>
          <table:table-cell office:value-type="float" office:value="77044352">
            <text:p>77044352</text:p>
          </table:table-cell>
          <table:table-cell table:number-columns-repeated="2" office:value-type="float" office:value="111582920">
            <text:p>111582920</text:p>
          </table:table-cell>
          <table:table-cell office:value-type="float" office:value="223165840">
            <text:p>223165840</text:p>
          </table:table-cell>
          <table:table-cell table:number-columns-repeated="3"/>
          <table:table-cell table:number-columns-repeated="2" office:value-type="float" office:value="50637.25">
            <text:p>50637.25</text:p>
          </table:table-cell>
          <table:table-cell office:value-type="float" office:value="101274.51">
            <text:p>101274.51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61013888">
            <text:p>61013888</text:p>
          </table:table-cell>
          <table:table-cell office:value-type="float" office:value="122027776">
            <text:p>122027776</text:p>
          </table:table-cell>
          <table:table-cell table:number-columns-repeated="2" office:value-type="float" office:value="93325288">
            <text:p>93325288</text:p>
          </table:table-cell>
          <table:table-cell office:value-type="float" office:value="186650576">
            <text:p>186650576</text:p>
          </table:table-cell>
          <table:table-cell table:number-columns-repeated="3"/>
          <table:table-cell table:number-columns-repeated="2" office:value-type="float" office:value="21923.08">
            <text:p>21923.08</text:p>
          </table:table-cell>
          <table:table-cell office:value-type="float" office:value="43846.16">
            <text:p>43846.1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3750654">
            <text:p>23750654</text:p>
          </table:table-cell>
          <table:table-cell office:value-type="float" office:value="47501308">
            <text:p>4750130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  <table:table-cell table:number-columns-repeated="2" office:value-type="float" office:value="8037.74">
            <text:p>8037.74</text:p>
          </table:table-cell>
          <table:table-cell office:value-type="float" office:value="16075.47">
            <text:p>16075.47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32529166">
            <text:p>32529166</text:p>
          </table:table-cell>
          <table:table-cell office:value-type="float" office:value="65058332">
            <text:p>65058332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9040">
            <text:p>9040</text:p>
          </table:table-cell>
          <table:table-cell office:value-type="float" office:value="18080">
            <text:p>1808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0801388">
            <text:p>50801388</text:p>
          </table:table-cell>
          <table:table-cell office:value-type="float" office:value="101602776">
            <text:p>101602776</text:p>
          </table:table-cell>
          <table:table-cell table:number-columns-repeated="2" office:value-type="float" office:value="17807.69">
            <text:p>17807.69</text:p>
          </table:table-cell>
          <table:table-cell office:value-type="float" office:value="35615.39">
            <text:p>35615.39</text:p>
          </table:table-cell>
          <table:table-cell table:number-columns-repeated="3"/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4420662">
            <text:p>24420662</text:p>
          </table:table-cell>
          <table:table-cell office:value-type="float" office:value="48841324">
            <text:p>48841324</text:p>
          </table:table-cell>
          <table:table-cell table:number-columns-repeated="2" office:value-type="float" office:value="190713168">
            <text:p>190713168</text:p>
          </table:table-cell>
          <table:table-cell office:value-type="float" office:value="381426336">
            <text:p>38142633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35001424">
            <text:p>35001424</text:p>
          </table:table-cell>
          <table:table-cell office:value-type="float" office:value="70002848">
            <text:p>70002848</text:p>
          </table:table-cell>
          <table:table-cell table:number-columns-repeated="2" office:value-type="float" office:value="223380704">
            <text:p>223380704</text:p>
          </table:table-cell>
          <table:table-cell office:value-type="float" office:value="446761408">
            <text:p>446761408</text:p>
          </table:table-cell>
          <table:table-cell table:number-columns-repeated="3"/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7065244">
            <text:p>27065244</text:p>
          </table:table-cell>
          <table:table-cell office:value-type="float" office:value="54130488">
            <text:p>54130488</text:p>
          </table:table-cell>
          <table:table-cell table:number-columns-repeated="2" office:value-type="float" office:value="221397424">
            <text:p>221397424</text:p>
          </table:table-cell>
          <table:table-cell office:value-type="float" office:value="442794848">
            <text:p>442794848</text:p>
          </table:table-cell>
          <table:table-cell table:number-columns-repeated="3"/>
          <table:table-cell table:number-columns-repeated="2" office:value-type="float" office:value="81637600">
            <text:p>81637600</text:p>
          </table:table-cell>
          <table:table-cell office:value-type="float" office:value="163275200">
            <text:p>16327520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8243540">
            <text:p>18243540</text:p>
          </table:table-cell>
          <table:table-cell office:value-type="float" office:value="36487080">
            <text:p>36487080</text:p>
          </table:table-cell>
          <table:table-cell table:number-columns-repeated="2" office:value-type="float" office:value="9786.41">
            <text:p>9786.41</text:p>
          </table:table-cell>
          <table:table-cell office:value-type="float" office:value="19572.82">
            <text:p>19572.82</text:p>
          </table:table-cell>
          <table:table-cell table:number-columns-repeated="3"/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9045632">
            <text:p>19045632</text:p>
          </table:table-cell>
          <table:table-cell office:value-type="float" office:value="38091264">
            <text:p>38091264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13521298">
            <text:p>13521298</text:p>
          </table:table-cell>
          <table:table-cell office:value-type="float" office:value="27042596">
            <text:p>2704259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5308072">
            <text:p>55308072</text:p>
          </table:table-cell>
          <table:table-cell office:value-type="float" office:value="110616144">
            <text:p>110616144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6639615.5">
            <text:p>6639615.5</text:p>
          </table:table-cell>
          <table:table-cell office:value-type="float" office:value="13279231">
            <text:p>13279231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8687924">
            <text:p>18687924</text:p>
          </table:table-cell>
          <table:table-cell office:value-type="float" office:value="37375848">
            <text:p>37375848</text:p>
          </table:table-cell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3"/>
          <table:table-cell table:number-columns-repeated="2" office:value-type="float" office:value="4477320.5">
            <text:p>4477320.5</text:p>
          </table:table-cell>
          <table:table-cell office:value-type="float" office:value="8954641">
            <text:p>8954641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7149944">
            <text:p>47149944</text:p>
          </table:table-cell>
          <table:table-cell office:value-type="float" office:value="94299888">
            <text:p>9429988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  <table:table-cell table:number-columns-repeated="2" office:value-type="float" office:value="6647615.5">
            <text:p>6647615.5</text:p>
          </table:table-cell>
          <table:table-cell office:value-type="float" office:value="13295231">
            <text:p>13295231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9062808">
            <text:p>49062808</text:p>
          </table:table-cell>
          <table:table-cell office:value-type="float" office:value="98125616">
            <text:p>98125616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16601632">
            <text:p>16601632</text:p>
          </table:table-cell>
          <table:table-cell office:value-type="float" office:value="33203264">
            <text:p>33203264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3355768">
            <text:p>23355768</text:p>
          </table:table-cell>
          <table:table-cell office:value-type="float" office:value="46711536">
            <text:p>46711536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number-columns-repeated="2" office:value-type="float" office:value="27746720">
            <text:p>27746720</text:p>
          </table:table-cell>
          <table:table-cell office:value-type="float" office:value="55493440">
            <text:p>5549344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6396040">
            <text:p>56396040</text:p>
          </table:table-cell>
          <table:table-cell office:value-type="float" office:value="112792080">
            <text:p>112792080</text:p>
          </table:table-cell>
          <table:table-cell table:number-columns-repeated="2" office:value-type="float" office:value="49163.46">
            <text:p>49163.46</text:p>
          </table:table-cell>
          <table:table-cell office:value-type="float" office:value="98326.93">
            <text:p>98326.93</text:p>
          </table:table-cell>
          <table:table-cell table:number-columns-repeated="3"/>
          <table:table-cell table:number-columns-repeated="2" office:value-type="float" office:value="41244388">
            <text:p>41244388</text:p>
          </table:table-cell>
          <table:table-cell office:value-type="float" office:value="82488776">
            <text:p>8248877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7494116">
            <text:p>27494116</text:p>
          </table:table-cell>
          <table:table-cell office:value-type="float" office:value="54988232">
            <text:p>54988232</text:p>
          </table:table-cell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3"/>
          <table:table-cell table:number-columns-repeated="2" office:value-type="float" office:value="45784696">
            <text:p>45784696</text:p>
          </table:table-cell>
          <table:table-cell office:value-type="float" office:value="91569392">
            <text:p>91569392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6183884">
            <text:p>26183884</text:p>
          </table:table-cell>
          <table:table-cell office:value-type="float" office:value="52367768">
            <text:p>52367768</text:p>
          </table:table-cell>
          <table:table-cell table:number-columns-repeated="6"/>
          <table:table-cell table:number-columns-repeated="2" office:value-type="float" office:value="47398196">
            <text:p>47398196</text:p>
          </table:table-cell>
          <table:table-cell office:value-type="float" office:value="94796392">
            <text:p>94796392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7002668">
            <text:p>37002668</text:p>
          </table:table-cell>
          <table:table-cell office:value-type="float" office:value="74005336">
            <text:p>74005336</text:p>
          </table:table-cell>
          <table:table-cell table:number-columns-repeated="6"/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0943730">
            <text:p>30943730</text:p>
          </table:table-cell>
          <table:table-cell office:value-type="float" office:value="61887460">
            <text:p>61887460</text:p>
          </table:table-cell>
          <table:table-cell table:number-columns-repeated="6"/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2087576">
            <text:p>52087576</text:p>
          </table:table-cell>
          <table:table-cell office:value-type="float" office:value="104175152">
            <text:p>104175152</text:p>
          </table:table-cell>
          <table:table-cell table:number-columns-repeated="6"/>
          <table:table-cell table:number-columns-repeated="2" office:value-type="float" office:value="75229480">
            <text:p>75229480</text:p>
          </table:table-cell>
          <table:table-cell office:value-type="float" office:value="150458960">
            <text:p>15045896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27417788">
            <text:p>27417788</text:p>
          </table:table-cell>
          <table:table-cell office:value-type="float" office:value="54835576">
            <text:p>54835576</text:p>
          </table:table-cell>
          <table:table-cell table:number-columns-repeated="6"/>
          <table:table-cell table:number-columns-repeated="2" office:value-type="float" office:value="253221248">
            <text:p>253221248</text:p>
          </table:table-cell>
          <table:table-cell office:value-type="float" office:value="506442496">
            <text:p>50644249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8885088">
            <text:p>38885088</text:p>
          </table:table-cell>
          <table:table-cell office:value-type="float" office:value="77770176">
            <text:p>77770176</text:p>
          </table:table-cell>
          <table:table-cell table:number-columns-repeated="6"/>
          <table:table-cell table:number-columns-repeated="2" office:value-type="float" office:value="77645904">
            <text:p>77645904</text:p>
          </table:table-cell>
          <table:table-cell office:value-type="float" office:value="155291808">
            <text:p>155291808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5520156">
            <text:p>55520156</text:p>
          </table:table-cell>
          <table:table-cell office:value-type="float" office:value="111040312">
            <text:p>111040312</text:p>
          </table:table-cell>
          <table:table-cell table:number-columns-repeated="6"/>
          <table:table-cell table:number-columns-repeated="2" office:value-type="float" office:value="6639615.5">
            <text:p>6639615.5</text:p>
          </table:table-cell>
          <table:table-cell office:value-type="float" office:value="13279231">
            <text:p>13279231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43361868">
            <text:p>43361868</text:p>
          </table:table-cell>
          <table:table-cell office:value-type="float" office:value="86723736">
            <text:p>86723736</text:p>
          </table:table-cell>
          <table:table-cell table:number-columns-repeated="6"/>
          <table:table-cell table:number-columns-repeated="2" office:value-type="float" office:value="179142400">
            <text:p>179142400</text:p>
          </table:table-cell>
          <table:table-cell office:value-type="float" office:value="358284800">
            <text:p>3582848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0767458">
            <text:p>30767458</text:p>
          </table:table-cell>
          <table:table-cell office:value-type="float" office:value="61534916">
            <text:p>61534916</text:p>
          </table:table-cell>
          <table:table-cell table:number-columns-repeated="6"/>
          <table:table-cell table:number-columns-repeated="2" office:value-type="float" office:value="88751024">
            <text:p>88751024</text:p>
          </table:table-cell>
          <table:table-cell office:value-type="float" office:value="177502048">
            <text:p>177502048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0847574">
            <text:p>30847574</text:p>
          </table:table-cell>
          <table:table-cell office:value-type="float" office:value="61695148">
            <text:p>61695148</text:p>
          </table:table-cell>
          <table:table-cell table:number-columns-repeated="6"/>
          <table:table-cell table:number-columns-repeated="2" office:value-type="float" office:value="222136272">
            <text:p>222136272</text:p>
          </table:table-cell>
          <table:table-cell office:value-type="float" office:value="444272544">
            <text:p>44427254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47818668">
            <text:p>47818668</text:p>
          </table:table-cell>
          <table:table-cell office:value-type="float" office:value="95637336">
            <text:p>95637336</text:p>
          </table:table-cell>
          <table:table-cell table:number-columns-repeated="6"/>
          <table:table-cell table:number-columns-repeated="2" office:value-type="float" office:value="288480128">
            <text:p>288480128</text:p>
          </table:table-cell>
          <table:table-cell office:value-type="float" office:value="576960256">
            <text:p>57696025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16838448">
            <text:p>16838448</text:p>
          </table:table-cell>
          <table:table-cell office:value-type="float" office:value="33676896">
            <text:p>33676896</text:p>
          </table:table-cell>
          <table:table-cell table:number-columns-repeated="6"/>
          <table:table-cell table:number-columns-repeated="2" office:value-type="float" office:value="301290144">
            <text:p>301290144</text:p>
          </table:table-cell>
          <table:table-cell office:value-type="float" office:value="602580288">
            <text:p>60258028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39336348">
            <text:p>39336348</text:p>
          </table:table-cell>
          <table:table-cell office:value-type="float" office:value="78672696">
            <text:p>78672696</text:p>
          </table:table-cell>
          <table:table-cell table:number-columns-repeated="6"/>
          <table:table-cell table:number-columns-repeated="2" office:value-type="float" office:value="88073808">
            <text:p>88073808</text:p>
          </table:table-cell>
          <table:table-cell office:value-type="float" office:value="176147616">
            <text:p>17614761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3099380">
            <text:p>23099380</text:p>
          </table:table-cell>
          <table:table-cell office:value-type="float" office:value="46198760">
            <text:p>46198760</text:p>
          </table:table-cell>
          <table:table-cell table:number-columns-repeated="6"/>
          <table:table-cell table:number-columns-repeated="2" office:value-type="float" office:value="1285165.12">
            <text:p>1285165.12</text:p>
          </table:table-cell>
          <table:table-cell office:value-type="float" office:value="2570330.25">
            <text:p>2570330.2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7625068">
            <text:p>27625068</text:p>
          </table:table-cell>
          <table:table-cell office:value-type="float" office:value="55250136">
            <text:p>55250136</text:p>
          </table:table-cell>
          <table:table-cell table:number-columns-repeated="6"/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46110280">
            <text:p>46110280</text:p>
          </table:table-cell>
          <table:table-cell office:value-type="float" office:value="92220560">
            <text:p>92220560</text:p>
          </table:table-cell>
          <table:table-cell table:number-columns-repeated="6"/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144403408">
            <text:p>144403408</text:p>
          </table:table-cell>
          <table:table-cell office:value-type="float" office:value="288806816">
            <text:p>288806816</text:p>
          </table:table-cell>
          <table:table-cell table:number-columns-repeated="6"/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43250896">
            <text:p>243250896</text:p>
          </table:table-cell>
          <table:table-cell office:value-type="float" office:value="486501792">
            <text:p>486501792</text:p>
          </table:table-cell>
          <table:table-cell table:number-columns-repeated="6"/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51984048">
            <text:p>251984048</text:p>
          </table:table-cell>
          <table:table-cell office:value-type="float" office:value="503968096">
            <text:p>503968096</text:p>
          </table:table-cell>
          <table:table-cell table:number-columns-repeated="6"/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61967808">
            <text:p>261967808</text:p>
          </table:table-cell>
          <table:table-cell office:value-type="float" office:value="523935616">
            <text:p>523935616</text:p>
          </table:table-cell>
          <table:table-cell table:number-columns-repeated="6"/>
          <table:table-cell table:number-columns-repeated="2" office:value-type="float" office:value="5461.54">
            <text:p>5461.54</text:p>
          </table:table-cell>
          <table:table-cell office:value-type="float" office:value="10923.08">
            <text:p>10923.08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51475312">
            <text:p>251475312</text:p>
          </table:table-cell>
          <table:table-cell office:value-type="float" office:value="502950624">
            <text:p>502950624</text:p>
          </table:table-cell>
          <table:table-cell table:number-columns-repeated="6"/>
          <table:table-cell table:number-columns-repeated="2" office:value-type="float" office:value="7692.31">
            <text:p>7692.31</text:p>
          </table:table-cell>
          <table:table-cell office:value-type="float" office:value="15384.62">
            <text:p>15384.62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48012672">
            <text:p>248012672</text:p>
          </table:table-cell>
          <table:table-cell office:value-type="float" office:value="496025344">
            <text:p>496025344</text:p>
          </table:table-cell>
          <table:table-cell table:number-columns-repeated="6"/>
          <table:table-cell table:number-columns-repeated="2" office:value-type="float" office:value="2330.1">
            <text:p>2330.1</text:p>
          </table:table-cell>
          <table:table-cell office:value-type="float" office:value="4660.19">
            <text:p>4660.19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20145240">
            <text:p>120145240</text:p>
          </table:table-cell>
          <table:table-cell office:value-type="float" office:value="240290480">
            <text:p>240290480</text:p>
          </table:table-cell>
          <table:table-cell table:number-columns-repeated="6"/>
          <table:table-cell table:number-columns-repeated="2" office:value-type="float" office:value="730.77">
            <text:p>730.77</text:p>
          </table:table-cell>
          <table:table-cell office:value-type="float" office:value="1461.54">
            <text:p>1461.54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1074758">
            <text:p>11074758</text:p>
          </table:table-cell>
          <table:table-cell office:value-type="float" office:value="22149516">
            <text:p>2214951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78557696">
            <text:p>178557696</text:p>
          </table:table-cell>
          <table:table-cell office:value-type="float" office:value="357115392">
            <text:p>35711539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41350544">
            <text:p>241350544</text:p>
          </table:table-cell>
          <table:table-cell office:value-type="float" office:value="482701088">
            <text:p>48270108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48799392">
            <text:p>248799392</text:p>
          </table:table-cell>
          <table:table-cell office:value-type="float" office:value="497598784">
            <text:p>49759878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51539424">
            <text:p>251539424</text:p>
          </table:table-cell>
          <table:table-cell office:value-type="float" office:value="503078848">
            <text:p>50307884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53298816">
            <text:p>253298816</text:p>
          </table:table-cell>
          <table:table-cell office:value-type="float" office:value="506597632">
            <text:p>50659763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45271232">
            <text:p>245271232</text:p>
          </table:table-cell>
          <table:table-cell office:value-type="float" office:value="490542464">
            <text:p>49054246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48012160">
            <text:p>248012160</text:p>
          </table:table-cell>
          <table:table-cell office:value-type="float" office:value="496024320">
            <text:p>49602432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50512896">
            <text:p>250512896</text:p>
          </table:table-cell>
          <table:table-cell office:value-type="float" office:value="501025792">
            <text:p>50102579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45715472">
            <text:p>245715472</text:p>
          </table:table-cell>
          <table:table-cell office:value-type="float" office:value="491430944">
            <text:p>49143094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63257792">
            <text:p>263257792</text:p>
          </table:table-cell>
          <table:table-cell office:value-type="float" office:value="526515584">
            <text:p>52651558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59025648">
            <text:p>259025648</text:p>
          </table:table-cell>
          <table:table-cell office:value-type="float" office:value="518051296">
            <text:p>51805129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189363152">
            <text:p>189363152</text:p>
          </table:table-cell>
          <table:table-cell office:value-type="float" office:value="378726304">
            <text:p>37872630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8114.29">
            <text:p>8114.29</text:p>
          </table:table-cell>
          <table:table-cell office:value-type="float" office:value="16228.57">
            <text:p>16228.5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04.85">
            <text:p>504.85</text:p>
          </table:table-cell>
          <table:table-cell office:value-type="float" office:value="1009.71">
            <text:p>1009.7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7766.99">
            <text:p>7766.99</text:p>
          </table:table-cell>
          <table:table-cell office:value-type="float" office:value="15533.98">
            <text:p>15533.9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2307.69">
            <text:p>2307.69</text:p>
          </table:table-cell>
          <table:table-cell office:value-type="float" office:value="4615.38">
            <text:p>4615.3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8271.84">
            <text:p>8271.84</text:p>
          </table:table-cell>
          <table:table-cell office:value-type="float" office:value="16543.69">
            <text:p>16543.69</text:p>
          </table:table-cell>
          <table:table-cell table:number-columns-repeated="12"/>
        </table:table-row>
        <table:table-row table:style-name="ro2" table:number-rows-repeated="104838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982" meta:object-count="0"/>
  </office:meta>
</office:document-meta>
</file>